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/>
      <style:text-properties fo:font-weight="bold" style:font-weight-asian="bold" style:font-weight-complex="bold" fo:language="fr" fo:country="BE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T4" style:parent-style-name="Policepardéfaut" style:family="text">
      <style:text-properties fo:language="en" fo:country="GB"/>
    </style:style>
    <style:style style:name="T5" style:parent-style-name="Policepardéfaut" style:family="text">
      <style:text-properties fo:language="fr" fo:country="BE"/>
    </style:style>
    <style:style style:name="P6" style:parent-style-name="Normal" style:family="paragraph">
      <style:text-properties fo:language="fr" fo:country="BE"/>
    </style:style>
    <style:style style:name="T7" style:parent-style-name="Policepardéfaut" style:family="text">
      <style:text-properties fo:language="fr" fo:country="BE"/>
    </style:style>
    <style:style style:name="T8" style:parent-style-name="Policepardéfaut" style:family="text">
      <style:text-properties fo:language="en" fo:country="GB"/>
    </style:style>
    <style:style style:name="P9" style:parent-style-name="Normal" style:family="paragraph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P12" style:parent-style-name="Normal" style:family="paragraph">
      <style:text-properties fo:language="en" fo:country="GB"/>
    </style:style>
    <style:style style:name="P13" style:parent-style-name="Normal" style:family="paragraph">
      <style:text-properties fo:language="en" fo:country="GB"/>
    </style:style>
    <style:style style:name="P14" style:parent-style-name="Normal" style:family="paragraph">
      <style:text-properties fo:language="en" fo:country="GB"/>
    </style:style>
    <style:style style:name="P15" style:parent-style-name="Normal" style:family="paragraph">
      <style:text-properties fo:language="en" fo:country="GB"/>
    </style:style>
    <style:style style:name="P16" style:parent-style-name="Normal" style:family="paragraph">
      <style:text-properties fo:language="en" fo:country="GB"/>
    </style:style>
    <style:style style:name="P17" style:parent-style-name="Normal" style:family="paragraph">
      <style:text-properties fo:language="en" fo:country="GB"/>
    </style:style>
    <style:style style:name="P18" style:parent-style-name="Normal" style:family="paragraph">
      <style:text-properties fo:language="en" fo:country="GB"/>
    </style:style>
    <style:style style:name="P19" style:parent-style-name="Normal" style:family="paragraph">
      <style:text-properties fo:language="en" fo:country="GB"/>
    </style:style>
    <style:style style:name="P20" style:parent-style-name="Normal" style:family="paragraph">
      <style:text-properties fo:language="en" fo:country="GB"/>
    </style:style>
    <style:style style:name="P21" style:parent-style-name="Normal" style:family="paragraph">
      <style:text-properties fo:language="en" fo:country="GB"/>
    </style:style>
    <style:style style:name="P22" style:parent-style-name="Normal" style:family="paragraph">
      <style:text-properties fo:language="en" fo:country="GB"/>
    </style:style>
    <style:style style:name="P23" style:parent-style-name="Normal" style:family="paragraph">
      <style:text-properties fo:language="en" fo:country="GB"/>
    </style:style>
    <style:style style:name="P24" style:parent-style-name="Normal" style:family="paragraph">
      <style:text-properties fo:language="en" fo:country="GB"/>
    </style:style>
    <style:style style:name="T25" style:parent-style-name="Policepardéfaut" style:family="text">
      <style:text-properties fo:language="en" fo:country="GB"/>
    </style:style>
    <style:style style:name="T26" style:parent-style-name="Policepardéfaut" style:family="text">
      <style:text-properties fo:language="fr" fo:country="BE"/>
    </style:style>
    <style:style style:name="P27" style:parent-style-name="Normal" style:family="paragraph">
      <style:text-properties fo:language="fr" fo:country="BE"/>
    </style:style>
    <style:style style:name="T28" style:parent-style-name="Policepardéfaut" style:family="text">
      <style:text-properties fo:language="fr" fo:country="BE"/>
    </style:style>
    <style:style style:name="T29" style:parent-style-name="Policepardéfaut" style:family="text">
      <style:text-properties fo:language="en" fo:country="GB"/>
    </style:style>
    <style:style style:name="P30" style:parent-style-name="Normal" style:family="paragraph">
      <style:text-properties fo:language="en" fo:country="GB"/>
    </style:style>
    <style:style style:name="P31" style:parent-style-name="Normal" style:family="paragraph">
      <style:text-properties fo:language="en" fo:country="GB"/>
    </style:style>
    <style:style style:name="P32" style:parent-style-name="Normal" style:family="paragraph">
      <style:text-properties fo:language="en" fo:country="GB"/>
    </style:style>
    <style:style style:name="P33" style:parent-style-name="Normal" style:family="paragraph">
      <style:text-properties fo:language="en" fo:country="GB"/>
    </style:style>
    <style:style style:name="P34" style:parent-style-name="Normal" style:family="paragraph">
      <style:text-properties fo:language="en" fo:country="GB"/>
    </style:style>
    <style:style style:name="P35" style:parent-style-name="Normal" style:family="paragraph">
      <style:text-properties fo:language="en" fo:country="GB"/>
    </style:style>
    <style:style style:name="P36" style:parent-style-name="Normal" style:family="paragraph">
      <style:text-properties fo:language="en" fo:country="GB"/>
    </style:style>
    <style:style style:name="P37" style:parent-style-name="Normal" style:family="paragraph">
      <style:text-properties fo:language="en" fo:country="GB"/>
    </style:style>
    <style:style style:name="P38" style:parent-style-name="Normal" style:family="paragraph">
      <style:text-properties fo:language="en" fo:country="GB"/>
    </style:style>
    <style:style style:name="P39" style:parent-style-name="Normal" style:family="paragraph">
      <style:text-properties fo:language="en" fo:country="GB"/>
    </style:style>
    <style:style style:name="P40" style:parent-style-name="Normal" style:family="paragraph">
      <style:text-properties fo:language="en" fo:country="GB"/>
    </style:style>
    <style:style style:name="P41" style:parent-style-name="Normal" style:family="paragraph">
      <style:text-properties fo:language="en" fo:country="GB"/>
    </style:style>
    <style:style style:name="P42" style:parent-style-name="Normal" style:family="paragraph">
      <style:text-properties fo:language="en" fo:country="GB"/>
    </style:style>
    <style:style style:name="P43" style:parent-style-name="Normal" style:family="paragraph">
      <style:text-properties fo:language="en" fo:country="GB"/>
    </style:style>
    <style:style style:name="P44" style:parent-style-name="Normal" style:family="paragraph">
      <style:text-properties fo:language="en" fo:country="GB"/>
    </style:style>
    <style:style style:name="P45" style:parent-style-name="Normal" style:family="paragraph">
      <style:text-properties fo:language="en" fo:country="GB"/>
    </style:style>
    <style:style style:name="P46" style:parent-style-name="Normal" style:family="paragraph">
      <style:text-properties fo:language="en" fo:country="GB"/>
    </style:style>
    <style:style style:name="P47" style:parent-style-name="Normal" style:family="paragraph">
      <style:text-properties fo:language="en" fo:country="GB"/>
    </style:style>
    <style:style style:name="P48" style:parent-style-name="Normal" style:family="paragraph">
      <style:text-properties fo:language="en" fo:country="GB"/>
    </style:style>
    <style:style style:name="P49" style:parent-style-name="Normal" style:family="paragraph">
      <style:text-properties fo:language="en" fo:country="GB"/>
    </style:style>
    <style:style style:name="P50" style:parent-style-name="Normal" style:family="paragraph">
      <style:text-properties fo:language="en" fo:country="GB"/>
    </style:style>
    <style:style style:name="P51" style:parent-style-name="Normal" style:family="paragraph">
      <style:text-properties fo:language="en" fo:country="GB"/>
    </style:style>
    <style:style style:name="P52" style:parent-style-name="Normal" style:family="paragraph">
      <style:text-properties fo:language="en" fo:country="GB"/>
    </style:style>
    <style:style style:name="P53" style:parent-style-name="Normal" style:family="paragraph">
      <style:text-properties fo:language="en" fo:country="GB"/>
    </style:style>
    <style:style style:name="P54" style:parent-style-name="Normal" style:family="paragraph">
      <style:text-properties fo:language="en" fo:country="GB"/>
    </style:style>
    <style:style style:name="P55" style:parent-style-name="Titre" style:family="paragraph">
      <style:text-properties fo:font-weight="bold" style:font-weight-asian="bold" style:font-weight-complex="bold" fo:language="en" fo:country="GB"/>
    </style:style>
    <style:style style:name="P56" style:parent-style-name="Normal" style:family="paragraph">
      <style:text-properties fo:language="en" fo:country="GB"/>
    </style:style>
    <style:style style:name="P57" style:parent-style-name="Normal" style:family="paragraph">
      <style:text-properties fo:language="en" fo:country="GB"/>
    </style:style>
    <style:style style:name="P58" style:parent-style-name="Normal" style:family="paragraph">
      <style:text-properties fo:language="en" fo:country="GB"/>
    </style:style>
    <style:style style:name="P59" style:parent-style-name="Normal" style:family="paragraph">
      <style:text-properties fo:language="en" fo:country="GB"/>
    </style:style>
    <style:style style:name="P60" style:parent-style-name="Normal" style:family="paragraph">
      <style:text-properties fo:language="en" fo:country="GB"/>
    </style:style>
    <style:style style:name="P61" style:parent-style-name="Normal" style:family="paragraph">
      <style:text-properties fo:language="en" fo:country="GB"/>
    </style:style>
    <style:style style:name="P62" style:parent-style-name="Normal" style:family="paragraph">
      <style:text-properties fo:language="en" fo:country="GB"/>
    </style:style>
    <style:style style:name="P63" style:parent-style-name="Normal" style:family="paragraph">
      <style:text-properties fo:language="en" fo:country="GB"/>
    </style:style>
    <style:style style:name="P64" style:parent-style-name="Normal" style:family="paragraph">
      <style:text-properties fo:language="fr" fo:country="BE"/>
    </style:style>
    <style:style style:name="P65" style:parent-style-name="Normal" style:family="paragraph">
      <style:text-properties fo:language="fr" fo:country="BE"/>
    </style:style>
    <style:style style:name="P66" style:parent-style-name="Normal" style:family="paragraph">
      <style:text-properties fo:language="fr" fo:country="BE"/>
    </style:style>
    <style:style style:name="P67" style:parent-style-name="Normal" style:family="paragraph">
      <style:text-properties fo:language="fr" fo:country="BE"/>
    </style:style>
    <style:style style:name="P68" style:parent-style-name="Normal" style:family="paragraph">
      <style:text-properties fo:language="fr" fo:country="BE"/>
    </style:style>
    <style:style style:name="P69" style:parent-style-name="Normal" style:family="paragraph">
      <style:text-properties fo:language="fr" fo:country="BE"/>
    </style:style>
    <style:style style:name="P70" style:parent-style-name="Normal" style:family="paragraph">
      <style:text-properties fo:language="fr" fo:country="BE"/>
    </style:style>
    <style:style style:name="P71" style:parent-style-name="Normal" style:family="paragraph">
      <style:text-properties fo:language="fr" fo:country="BE"/>
    </style:style>
    <style:style style:name="P72" style:parent-style-name="Normal" style:family="paragraph">
      <style:text-properties fo:language="fr" fo:country="BE"/>
    </style:style>
    <style:style style:name="P73" style:parent-style-name="Normal" style:family="paragraph">
      <style:text-properties fo:language="fr" fo:country="BE"/>
    </style:style>
    <style:style style:name="P74" style:parent-style-name="Normal" style:family="paragraph">
      <style:text-properties fo:language="fr" fo:country="BE"/>
    </style:style>
    <style:style style:name="P75" style:parent-style-name="Normal" style:family="paragraph">
      <style:text-properties fo:language="fr" fo:country="BE"/>
    </style:style>
    <style:style style:name="P76" style:parent-style-name="Normal" style:family="paragraph">
      <style:text-properties fo:language="fr" fo:country="BE"/>
    </style:style>
    <style:style style:name="P77" style:parent-style-name="Normal" style:family="paragraph">
      <style:text-properties fo:language="fr" fo:country="BE"/>
    </style:style>
    <style:style style:name="P78" style:parent-style-name="Normal" style:family="paragraph">
      <style:text-properties fo:language="fr" fo:country="BE"/>
    </style:style>
    <style:style style:name="P79" style:parent-style-name="Normal" style:family="paragraph">
      <style:text-properties fo:language="fr" fo:country="BE"/>
    </style:style>
    <style:style style:name="P80" style:parent-style-name="Normal" style:family="paragraph">
      <style:text-properties fo:language="fr" fo:country="BE"/>
    </style:style>
    <style:style style:name="P81" style:parent-style-name="Normal" style:family="paragraph">
      <style:text-properties fo:language="fr" fo:country="BE"/>
    </style:style>
    <style:style style:name="P82" style:parent-style-name="Normal" style:family="paragraph">
      <style:text-properties fo:language="fr" fo:country="BE"/>
    </style:style>
    <style:style style:name="P83" style:parent-style-name="Normal" style:family="paragraph">
      <style:text-properties fo:language="fr" fo:country="BE"/>
    </style:style>
    <style:style style:name="P84" style:parent-style-name="Normal" style:family="paragraph">
      <style:text-properties fo:language="fr" fo:country="BE"/>
    </style:style>
    <style:style style:name="P85" style:parent-style-name="Normal" style:family="paragraph">
      <style:text-properties fo:language="fr" fo:country="BE"/>
    </style:style>
    <style:style style:name="P86" style:parent-style-name="Normal" style:family="paragraph">
      <style:text-properties fo:language="fr" fo:country="BE"/>
    </style:style>
    <style:style style:name="P87" style:parent-style-name="Normal" style:family="paragraph">
      <style:text-properties fo:language="fr" fo:country="BE"/>
    </style:style>
    <style:style style:name="P88" style:parent-style-name="Normal" style:family="paragraph">
      <style:text-properties fo:language="fr" fo:country="BE"/>
    </style:style>
    <style:style style:name="P89" style:parent-style-name="Normal" style:family="paragraph">
      <style:text-properties fo:language="fr" fo:country="BE"/>
    </style:style>
    <style:style style:name="P90" style:parent-style-name="Normal" style:family="paragraph">
      <style:text-properties fo:language="fr" fo:country="BE"/>
    </style:style>
    <style:style style:name="P91" style:parent-style-name="Normal" style:family="paragraph">
      <style:text-properties fo:language="fr" fo:country="BE"/>
    </style:style>
    <style:style style:name="P92" style:parent-style-name="Normal" style:family="paragraph">
      <style:text-properties fo:language="fr" fo:country="BE"/>
    </style:style>
    <style:style style:name="P93" style:parent-style-name="Normal" style:family="paragraph">
      <style:text-properties fo:language="fr" fo:country="BE"/>
    </style:style>
    <style:style style:name="P94" style:parent-style-name="Normal" style:family="paragraph">
      <style:text-properties fo:language="fr" fo:country="BE"/>
    </style:style>
    <style:style style:name="P95" style:parent-style-name="Normal" style:family="paragraph">
      <style:text-properties fo:language="fr" fo:country="BE"/>
    </style:style>
    <style:style style:name="P96" style:parent-style-name="Normal" style:family="paragraph">
      <style:text-properties fo:language="fr" fo:country="BE"/>
    </style:style>
    <style:style style:name="P97" style:parent-style-name="Normal" style:family="paragraph">
      <style:text-properties fo:language="fr" fo:country="BE"/>
    </style:style>
    <style:style style:name="P98" style:parent-style-name="Normal" style:family="paragraph">
      <style:text-properties fo:language="fr" fo:country="BE"/>
    </style:style>
    <style:style style:name="P99" style:parent-style-name="Normal" style:family="paragraph">
      <style:text-properties fo:language="fr" fo:country="BE"/>
    </style:style>
    <style:style style:name="P100" style:parent-style-name="Normal" style:family="paragraph">
      <style:text-properties fo:language="fr" fo:country="BE"/>
    </style:style>
    <style:style style:name="P101" style:parent-style-name="Normal" style:family="paragraph">
      <style:text-properties fo:language="fr" fo:country="BE"/>
    </style:style>
    <style:style style:name="P102" style:parent-style-name="Normal" style:family="paragraph">
      <style:text-properties fo:language="fr" fo:country="BE"/>
    </style:style>
    <style:style style:name="P103" style:parent-style-name="Normal" style:family="paragraph">
      <style:text-properties fo:language="fr" fo:country="BE"/>
    </style:style>
    <style:style style:name="P104" style:parent-style-name="Normal" style:family="paragraph">
      <style:text-properties fo:language="fr" fo:country="BE"/>
    </style:style>
    <style:style style:name="P105" style:parent-style-name="Normal" style:family="paragraph">
      <style:text-properties fo:language="fr" fo:country="BE"/>
    </style:style>
    <style:style style:name="P106" style:parent-style-name="Normal" style:family="paragraph">
      <style:text-properties fo:language="fr" fo:country="BE"/>
    </style:style>
    <style:style style:name="P107" style:parent-style-name="Normal" style:family="paragraph">
      <style:text-properties fo:language="fr" fo:country="BE"/>
    </style:style>
    <style:style style:name="P108" style:parent-style-name="Normal" style:family="paragraph">
      <style:text-properties fo:language="fr" fo:country="BE"/>
    </style:style>
    <style:style style:name="P109" style:parent-style-name="Normal" style:family="paragraph">
      <style:text-properties fo:language="fr" fo:country="BE"/>
    </style:style>
    <style:style style:name="P110" style:parent-style-name="Normal" style:family="paragraph">
      <style:text-properties fo:language="fr" fo:country="BE"/>
    </style:style>
    <style:style style:name="P111" style:parent-style-name="Normal" style:family="paragraph">
      <style:text-properties fo:language="fr" fo:country="BE"/>
    </style:style>
    <style:style style:name="P112" style:parent-style-name="Normal" style:family="paragraph">
      <style:text-properties fo:language="fr" fo:country="BE"/>
    </style:style>
    <style:style style:name="P113" style:parent-style-name="Normal" style:family="paragraph">
      <style:text-properties fo:language="fr" fo:country="BE"/>
    </style:style>
    <style:style style:name="P114" style:parent-style-name="Normal" style:family="paragraph">
      <style:text-properties fo:language="fr" fo:country="BE"/>
    </style:style>
    <style:style style:name="P115" style:parent-style-name="Normal" style:family="paragraph">
      <style:text-properties fo:language="fr" fo:country="BE"/>
    </style:style>
    <style:style style:name="P116" style:parent-style-name="Normal" style:family="paragraph">
      <style:text-properties fo:language="fr" fo:country="BE"/>
    </style:style>
    <style:style style:name="P117" style:parent-style-name="Normal" style:family="paragraph">
      <style:text-properties fo:language="fr" fo:country="BE"/>
    </style:style>
    <style:style style:name="P118" style:parent-style-name="Normal" style:family="paragraph">
      <style:text-properties fo:language="fr" fo:country="BE"/>
    </style:style>
    <style:style style:name="P119" style:parent-style-name="Normal" style:family="paragraph">
      <style:text-properties fo:language="fr" fo:country="BE"/>
    </style:style>
    <style:style style:name="P120" style:parent-style-name="Normal" style:family="paragraph">
      <style:text-properties fo:language="fr" fo:country="BE"/>
    </style:style>
    <style:style style:name="P121" style:parent-style-name="Normal" style:family="paragraph">
      <style:text-properties fo:language="fr" fo:country="BE"/>
    </style:style>
    <style:style style:name="P122" style:parent-style-name="Normal" style:family="paragraph">
      <style:text-properties fo:language="fr" fo:country="BE"/>
    </style:style>
    <style:style style:name="P123" style:parent-style-name="Normal" style:family="paragraph">
      <style:text-properties fo:language="fr" fo:country="BE"/>
    </style:style>
    <style:style style:name="P124" style:parent-style-name="Normal" style:family="paragraph">
      <style:text-properties fo:language="fr" fo:country="BE"/>
    </style:style>
    <style:style style:name="P125" style:parent-style-name="Normal" style:family="paragraph">
      <style:text-properties fo:language="fr" fo:country="BE"/>
    </style:style>
    <style:style style:name="P126" style:parent-style-name="Normal" style:family="paragraph">
      <style:text-properties fo:language="fr" fo:country="BE"/>
    </style:style>
    <style:style style:name="P127" style:parent-style-name="Normal" style:family="paragraph">
      <style:text-properties fo:language="fr" fo:country="BE"/>
    </style:style>
    <style:style style:name="P128" style:parent-style-name="Normal" style:family="paragraph">
      <style:text-properties fo:language="fr" fo:country="BE"/>
    </style:style>
    <style:style style:name="P129" style:parent-style-name="Normal" style:family="paragraph">
      <style:text-properties fo:language="fr" fo:country="BE"/>
    </style:style>
    <style:style style:name="P130" style:parent-style-name="Normal" style:family="paragraph">
      <style:text-properties fo:language="fr" fo:country="BE"/>
    </style:style>
    <style:style style:name="P131" style:parent-style-name="Normal" style:family="paragraph">
      <style:text-properties fo:language="fr" fo:country="BE"/>
    </style:style>
    <style:style style:name="P132" style:parent-style-name="Normal" style:family="paragraph">
      <style:text-properties fo:language="fr" fo:country="BE"/>
    </style:style>
    <style:style style:name="P133" style:parent-style-name="Normal" style:family="paragraph">
      <style:text-properties fo:language="fr" fo:country="BE"/>
    </style:style>
    <style:style style:name="P134" style:parent-style-name="Normal" style:family="paragraph">
      <style:text-properties fo:language="fr" fo:country="BE"/>
    </style:style>
    <style:style style:name="P135" style:parent-style-name="Normal" style:family="paragraph">
      <style:text-properties fo:language="fr" fo:country="BE"/>
    </style:style>
    <style:style style:name="P136" style:parent-style-name="Normal" style:family="paragraph">
      <style:text-properties fo:language="fr" fo:country="BE"/>
    </style:style>
    <style:style style:name="P137" style:parent-style-name="Normal" style:family="paragraph">
      <style:text-properties fo:language="fr" fo:country="BE"/>
    </style:style>
    <style:style style:name="P138" style:parent-style-name="Normal" style:family="paragraph">
      <style:text-properties fo:language="fr" fo:country="BE"/>
    </style:style>
    <style:style style:name="P139" style:parent-style-name="Normal" style:family="paragraph">
      <style:text-properties fo:language="fr" fo:country="BE"/>
    </style:style>
    <style:style style:name="P140" style:parent-style-name="Normal" style:family="paragraph">
      <style:text-properties fo:language="fr" fo:country="BE"/>
    </style:style>
    <style:style style:name="P141" style:parent-style-name="Normal" style:family="paragraph">
      <style:text-properties fo:language="fr" fo:country="BE"/>
    </style:style>
    <style:style style:name="P142" style:parent-style-name="Normal" style:family="paragraph">
      <style:text-properties fo:language="fr" fo:country="BE"/>
    </style:style>
    <style:style style:name="P143" style:parent-style-name="Normal" style:family="paragraph">
      <style:text-properties fo:language="fr" fo:country="BE"/>
    </style:style>
    <style:style style:name="P144" style:parent-style-name="Normal" style:family="paragraph">
      <style:text-properties fo:language="fr" fo:country="BE"/>
    </style:style>
    <style:style style:name="P145" style:parent-style-name="Normal" style:family="paragraph">
      <style:text-properties fo:language="fr" fo:country="BE"/>
    </style:style>
    <style:style style:name="P146" style:parent-style-name="Normal" style:family="paragraph">
      <style:text-properties fo:language="fr" fo:country="BE"/>
    </style:style>
    <style:style style:name="P147" style:parent-style-name="Normal" style:family="paragraph">
      <style:text-properties fo:language="fr" fo:country="BE"/>
    </style:style>
    <style:style style:name="P148" style:parent-style-name="Normal" style:family="paragraph">
      <style:text-properties fo:language="fr" fo:country="BE"/>
    </style:style>
    <style:style style:name="P149" style:parent-style-name="Normal" style:family="paragraph">
      <style:text-properties fo:language="fr" fo:country="BE"/>
    </style:style>
    <style:style style:name="P150" style:parent-style-name="Normal" style:family="paragraph">
      <style:text-properties fo:language="fr" fo:country="BE"/>
    </style:style>
    <style:style style:name="P151" style:parent-style-name="Normal" style:family="paragraph">
      <style:text-properties fo:language="fr" fo:country="BE"/>
    </style:style>
    <style:style style:name="P152" style:parent-style-name="Normal" style:family="paragraph">
      <style:text-properties fo:language="fr" fo:country="BE"/>
    </style:style>
    <style:style style:name="P153" style:parent-style-name="Normal" style:family="paragraph">
      <style:text-properties fo:language="fr" fo:country="BE"/>
    </style:style>
    <style:style style:name="P154" style:parent-style-name="Normal" style:family="paragraph">
      <style:text-properties fo:language="fr" fo:country="BE"/>
    </style:style>
    <style:style style:name="P155" style:parent-style-name="Normal" style:family="paragraph">
      <style:text-properties fo:language="fr" fo:country="BE"/>
    </style:style>
    <style:style style:name="P156" style:parent-style-name="Normal" style:family="paragraph">
      <style:text-properties fo:language="fr" fo:country="BE"/>
    </style:style>
    <style:style style:name="P157" style:parent-style-name="Normal" style:family="paragraph">
      <style:text-properties fo:language="fr" fo:country="BE"/>
    </style:style>
    <style:style style:name="P158" style:parent-style-name="Normal" style:family="paragraph">
      <style:text-properties fo:language="fr" fo:country="BE"/>
    </style:style>
    <style:style style:name="P159" style:parent-style-name="Normal" style:family="paragraph">
      <style:text-properties fo:language="fr" fo:country="BE"/>
    </style:style>
    <style:style style:name="P160" style:parent-style-name="Normal" style:family="paragraph">
      <style:text-properties fo:language="fr" fo:country="BE"/>
    </style:style>
    <style:style style:name="P161" style:parent-style-name="Normal" style:family="paragraph">
      <style:text-properties fo:language="fr" fo:country="BE"/>
    </style:style>
    <style:style style:name="T162" style:parent-style-name="Policepardéfaut" style:family="text">
      <style:text-properties fo:language="fr" fo:country="BE"/>
    </style:style>
    <style:style style:name="T163" style:parent-style-name="Policepardéfaut" style:family="text">
      <style:text-properties fo:language="en" fo:country="GB"/>
    </style:style>
    <style:style style:name="T164" style:parent-style-name="Policepardéfaut" style:family="text">
      <style:text-properties fo:language="fr" fo:country="BE"/>
    </style:style>
    <style:style style:name="T165" style:parent-style-name="Policepardéfaut" style:family="text">
      <style:text-properties fo:language="en" fo:country="GB"/>
    </style:style>
    <style:style style:name="T166" style:parent-style-name="Policepardéfaut" style:family="text">
      <style:text-properties fo:language="fr" fo:country="BE"/>
    </style:style>
    <style:style style:name="T167" style:parent-style-name="Policepardéfaut" style:family="text">
      <style:text-properties fo:language="en" fo:country="GB"/>
    </style:style>
    <style:style style:name="P168" style:parent-style-name="Normal" style:family="paragraph">
      <style:text-properties fo:language="en" fo:country="GB"/>
    </style:style>
    <style:style style:name="P169" style:parent-style-name="Normal" style:family="paragraph">
      <style:text-properties fo:language="en" fo:country="GB"/>
    </style:style>
    <style:style style:name="P170" style:parent-style-name="Normal" style:family="paragraph">
      <style:text-properties fo:language="en" fo:country="GB"/>
    </style:style>
    <style:style style:name="P171" style:parent-style-name="Normal" style:family="paragraph">
      <style:text-properties fo:language="en" fo:country="GB"/>
    </style:style>
    <style:style style:name="P172" style:parent-style-name="Normal" style:family="paragraph">
      <style:text-properties fo:language="en" fo:country="GB"/>
    </style:style>
    <style:style style:name="P173" style:parent-style-name="Normal" style:family="paragraph">
      <style:text-properties fo:language="fr" fo:country="BE"/>
    </style:style>
    <style:style style:name="P174" style:parent-style-name="Normal" style:family="paragraph">
      <style:text-properties fo:language="fr" fo:country="BE"/>
    </style:style>
    <style:style style:name="P175" style:parent-style-name="Normal" style:family="paragraph">
      <style:text-properties fo:language="fr" fo:country="BE"/>
    </style:style>
    <style:style style:name="P176" style:parent-style-name="Normal" style:family="paragraph">
      <style:text-properties fo:language="fr" fo:country="BE"/>
    </style:style>
    <style:style style:name="P177" style:parent-style-name="Normal" style:family="paragraph">
      <style:text-properties fo:language="fr" fo:country="BE"/>
    </style:style>
    <style:style style:name="P178" style:parent-style-name="Normal" style:family="paragraph">
      <style:text-properties fo:language="fr" fo:country="BE"/>
    </style:style>
    <style:style style:name="P179" style:parent-style-name="Normal" style:family="paragraph">
      <style:text-properties fo:language="fr" fo:country="BE"/>
    </style:style>
    <style:style style:name="P180" style:parent-style-name="Normal" style:family="paragraph">
      <style:text-properties fo:language="fr" fo:country="BE"/>
    </style:style>
    <style:style style:name="P181" style:parent-style-name="Normal" style:family="paragraph">
      <style:text-properties fo:language="fr" fo:country="BE"/>
    </style:style>
    <style:style style:name="P182" style:parent-style-name="Normal" style:family="paragraph">
      <style:text-properties fo:language="fr" fo:country="BE"/>
    </style:style>
    <style:style style:name="P183" style:parent-style-name="Normal" style:family="paragraph">
      <style:text-properties fo:language="fr" fo:country="BE"/>
    </style:style>
    <style:style style:name="P184" style:parent-style-name="Normal" style:family="paragraph">
      <style:text-properties fo:language="fr" fo:country="BE"/>
    </style:style>
    <style:style style:name="P185" style:parent-style-name="Normal" style:family="paragraph">
      <style:text-properties fo:language="fr" fo:country="BE"/>
    </style:style>
    <style:style style:name="P186" style:parent-style-name="Normal" style:family="paragraph">
      <style:text-properties fo:language="fr" fo:country="BE"/>
    </style:style>
    <style:style style:name="P187" style:parent-style-name="Normal" style:family="paragraph">
      <style:text-properties fo:language="fr" fo:country="BE"/>
    </style:style>
    <style:style style:name="P188" style:parent-style-name="Normal" style:family="paragraph">
      <style:text-properties fo:language="fr" fo:country="BE"/>
    </style:style>
    <style:style style:name="P189" style:parent-style-name="Normal" style:family="paragraph">
      <style:text-properties fo:language="fr" fo:country="BE"/>
    </style:style>
    <style:style style:name="P190" style:parent-style-name="Normal" style:family="paragraph">
      <style:text-properties fo:language="fr" fo:country="BE"/>
    </style:style>
    <style:style style:name="P191" style:parent-style-name="Normal" style:family="paragraph">
      <style:text-properties fo:language="fr" fo:country="BE"/>
    </style:style>
    <style:style style:name="P192" style:parent-style-name="Normal" style:family="paragraph">
      <style:text-properties fo:language="fr" fo:country="BE"/>
    </style:style>
    <style:style style:name="P193" style:parent-style-name="Normal" style:family="paragraph">
      <style:text-properties fo:language="fr" fo:country="BE"/>
    </style:style>
    <style:style style:name="P194" style:parent-style-name="Normal" style:family="paragraph">
      <style:text-properties fo:language="fr" fo:country="BE"/>
    </style:style>
    <style:style style:name="P195" style:parent-style-name="Normal" style:family="paragraph">
      <style:text-properties fo:language="fr" fo:country="BE"/>
    </style:style>
    <style:style style:name="P196" style:parent-style-name="Normal" style:family="paragraph">
      <style:text-properties fo:language="fr" fo:country="BE"/>
    </style:style>
    <style:style style:name="P197" style:parent-style-name="Normal" style:family="paragraph">
      <style:text-properties fo:language="fr" fo:country="BE"/>
    </style:style>
    <style:style style:name="P198" style:parent-style-name="Normal" style:family="paragraph">
      <style:text-properties fo:language="fr" fo:country="BE"/>
    </style:style>
    <style:style style:name="P199" style:parent-style-name="Normal" style:family="paragraph">
      <style:text-properties fo:language="fr" fo:country="BE"/>
    </style:style>
    <style:style style:name="P200" style:parent-style-name="Normal" style:family="paragraph">
      <style:text-properties fo:language="fr" fo:country="BE"/>
    </style:style>
    <style:style style:name="P201" style:parent-style-name="Normal" style:family="paragraph">
      <style:text-properties fo:language="fr" fo:country="BE"/>
    </style:style>
    <style:style style:name="P202" style:parent-style-name="Normal" style:family="paragraph">
      <style:text-properties fo:language="fr" fo:country="BE"/>
    </style:style>
    <style:style style:name="P203" style:parent-style-name="Normal" style:family="paragraph">
      <style:text-properties fo:language="fr" fo:country="BE"/>
    </style:style>
    <style:style style:name="P204" style:parent-style-name="Normal" style:family="paragraph">
      <style:text-properties fo:language="fr" fo:country="BE"/>
    </style:style>
    <style:style style:name="P205" style:parent-style-name="Normal" style:family="paragraph">
      <style:text-properties fo:language="fr" fo:country="BE"/>
    </style:style>
    <style:style style:name="P206" style:parent-style-name="Normal" style:family="paragraph">
      <style:text-properties fo:language="fr" fo:country="BE"/>
    </style:style>
    <style:style style:name="P207" style:parent-style-name="Normal" style:family="paragraph">
      <style:text-properties fo:language="fr" fo:country="BE"/>
    </style:style>
    <style:style style:name="P208" style:parent-style-name="Normal" style:family="paragraph">
      <style:text-properties fo:language="fr" fo:country="BE"/>
    </style:style>
    <style:style style:name="P209" style:parent-style-name="Normal" style:family="paragraph">
      <style:text-properties fo:language="fr" fo:country="BE"/>
    </style:style>
    <style:style style:name="P210" style:parent-style-name="Normal" style:family="paragraph">
      <style:text-properties fo:language="fr" fo:country="BE"/>
    </style:style>
    <style:style style:name="P211" style:parent-style-name="Normal" style:family="paragraph">
      <style:text-properties fo:language="fr" fo:country="BE"/>
    </style:style>
    <style:style style:name="P212" style:parent-style-name="Normal" style:family="paragraph">
      <style:text-properties fo:language="fr" fo:country="BE"/>
    </style:style>
    <style:style style:name="P213" style:parent-style-name="Normal" style:family="paragraph">
      <style:text-properties fo:language="fr" fo:country="BE"/>
    </style:style>
    <style:style style:name="P214" style:parent-style-name="Normal" style:family="paragraph">
      <style:text-properties fo:language="fr" fo:country="BE"/>
    </style:style>
    <style:style style:name="P215" style:parent-style-name="Normal" style:family="paragraph">
      <style:text-properties fo:language="fr" fo:country="BE"/>
    </style:style>
    <style:style style:name="P216" style:parent-style-name="Normal" style:family="paragraph">
      <style:text-properties fo:language="fr" fo:country="BE"/>
    </style:style>
    <style:style style:name="P217" style:parent-style-name="Normal" style:family="paragraph">
      <style:text-properties fo:language="fr" fo:country="BE"/>
    </style:style>
    <style:style style:name="P218" style:parent-style-name="Normal" style:family="paragraph">
      <style:text-properties fo:language="fr" fo:country="BE"/>
    </style:style>
    <style:style style:name="P219" style:parent-style-name="Normal" style:family="paragraph">
      <style:text-properties fo:language="fr" fo:country="BE"/>
    </style:style>
    <style:style style:name="P220" style:parent-style-name="Normal" style:family="paragraph">
      <style:text-properties fo:language="fr" fo:country="BE"/>
    </style:style>
    <style:style style:name="P221" style:parent-style-name="Normal" style:family="paragraph">
      <style:text-properties fo:language="fr" fo:country="BE"/>
    </style:style>
    <style:style style:name="P222" style:parent-style-name="Normal" style:family="paragraph">
      <style:text-properties fo:language="fr" fo:country="BE"/>
    </style:style>
    <style:style style:name="P223" style:parent-style-name="Normal" style:family="paragraph">
      <style:text-properties fo:language="fr" fo:country="BE"/>
    </style:style>
    <style:style style:name="P224" style:parent-style-name="Normal" style:family="paragraph">
      <style:text-properties fo:language="fr" fo:country="BE"/>
    </style:style>
    <style:style style:name="P225" style:parent-style-name="Normal" style:family="paragraph">
      <style:text-properties fo:language="fr" fo:country="BE"/>
    </style:style>
    <style:style style:name="P226" style:parent-style-name="Normal" style:family="paragraph">
      <style:text-properties fo:language="fr" fo:country="BE"/>
    </style:style>
    <style:style style:name="P227" style:parent-style-name="Normal" style:family="paragraph">
      <style:text-properties fo:language="fr" fo:country="BE"/>
    </style:style>
    <style:style style:name="P228" style:parent-style-name="Normal" style:family="paragraph">
      <style:text-properties fo:language="fr" fo:country="BE"/>
    </style:style>
    <style:style style:name="P229" style:parent-style-name="Normal" style:family="paragraph">
      <style:text-properties fo:language="fr" fo:country="BE"/>
    </style:style>
    <style:style style:name="P230" style:parent-style-name="Normal" style:family="paragraph">
      <style:text-properties fo:language="fr" fo:country="BE"/>
    </style:style>
    <style:style style:name="P231" style:parent-style-name="Normal" style:family="paragraph">
      <style:text-properties fo:language="fr" fo:country="BE"/>
    </style:style>
    <style:style style:name="P232" style:parent-style-name="Normal" style:family="paragraph">
      <style:text-properties fo:language="fr" fo:country="BE"/>
    </style:style>
    <style:style style:name="P233" style:parent-style-name="Normal" style:family="paragraph">
      <style:text-properties fo:language="fr" fo:country="BE"/>
    </style:style>
    <style:style style:name="P234" style:parent-style-name="Normal" style:family="paragraph">
      <style:text-properties fo:language="fr" fo:country="BE"/>
    </style:style>
    <style:style style:name="T235" style:parent-style-name="Policepardéfaut" style:family="text">
      <style:text-properties fo:language="fr" fo:country="BE"/>
    </style:style>
  </office:automatic-styles>
  <office:body>
    <office:text text:use-soft-page-breaks="true">
      <text:p text:style-name="P1">CREATE TABLES</text:p>
      <text:p text:style-name="P2">CREATE TABLE `parcours` (</text:p>
      <text:p text:style-name="P3"><text:s text:c="2"/>`ParcoursID` int NOT NULL AUTO_INCREMENT,</text:p>
      <text:p text:style-name="Normal"><text:span text:style-name="T4"><text:s text:c="2"/></text:span><text:span text:style-name="T5">`ParcoursNom` varchar(45) DEFAULT NULL,</text:span></text:p>
      <text:p text:style-name="P6"><text:s text:c="2"/>`ParcoursLongueur` float DEFAULT NULL,</text:p>
      <text:p text:style-name="Normal"><text:span text:style-name="T7"><text:s text:c="2"/></text:span><text:span text:style-name="T8">PRIMARY KEY (`ParcoursID`)</text:span></text:p>
      <text:p text:style-name="P9">) ENGINE=InnoDB AUTO_INCREMENT=2 DEFAULT CHARSET=utf8mb4_general_ci;</text:p>
      <text:p text:style-name="P10"/>
      <text:p text:style-name="P11">CREATE TABLE `familles` (</text:p>
      <text:p text:style-name="P12"><text:s text:c="2"/>`FamilleID` int NOT NULL AUTO_INCREMENT,</text:p>
      <text:p text:style-name="P13"><text:s text:c="2"/>`FamilleNom` varchar(45) DEFAULT NULL,</text:p>
      <text:p text:style-name="P14"><text:s text:c="2"/>PRIMARY KEY (`FamilleID`)</text:p>
      <text:p text:style-name="P15">) ENGINE=InnoDB AUTO_INCREMENT=2 DEFAULT CHARSET=utf8mb4_general_ci;</text:p>
      <text:p text:style-name="P16"/>
      <text:p text:style-name="P17">CREATE TABLE `categories` (</text:p>
      <text:p text:style-name="P18"><text:s text:c="2"/>`CategorieID` int NOT NULL AUTO_INCREMENT,</text:p>
      <text:p text:style-name="P19"><text:s text:c="2"/>`CategorieNom` varchar(45) DEFAULT NULL,</text:p>
      <text:p text:style-name="P20"><text:s text:c="2"/>PRIMARY KEY (`CategorieID`)</text:p>
      <text:p text:style-name="P21">) ENGINE=InnoDB AUTO_INCREMENT=2 DEFAULT CHARSET=utf8mb4_general_ci;</text:p>
      <text:p text:style-name="P22"/>
      <text:p text:style-name="P23">CREATE TABLE `pointsinteret` (</text:p>
      <text:p text:style-name="P24"><text:s text:c="2"/>`PointInteretID` int NOT NULL AUTO_INCREMENT,</text:p>
      <text:p text:style-name="Normal"><text:span text:style-name="T25"><text:s text:c="2"/></text:span><text:span text:style-name="T26">`NomScientifique` varchar(45) DEFAULT NULL,</text:span></text:p>
      <text:p text:style-name="P27"><text:s text:c="2"/>`Nom` varchar(45) DEFAULT NULL,</text:p>
      <text:p text:style-name="Normal"><text:span text:style-name="T28"><text:s text:c="2"/></text:span><text:span text:style-name="T29">`FamilleID` int DEFAULT NULL,</text:span></text:p>
      <text:p text:style-name="P30"><text:s text:c="2"/>`ParcoursID` int DEFAULT NULL,</text:p>
      <text:p text:style-name="P31"><text:s text:c="2"/>`Longitude` float DEFAULT NULL,</text:p>
      <text:p text:style-name="P32"><text:s text:c="2"/>`Latitude` float DEFAULT NULL,</text:p>
      <text:p text:style-name="P33"><text:s text:c="2"/>`CategorieID` int DEFAULT NULL,</text:p>
      <text:p text:style-name="P34"><text:s text:c="2"/>`Accessibilite` tinyint DEFAULT '1',</text:p>
      <text:soft-page-break/>
      <text:p text:style-name="P35"><text:s text:c="2"/>`Debut` date DEFAULT NULL,</text:p>
      <text:p text:style-name="P36"><text:s text:c="2"/>`Fin` date DEFAULT NULL,</text:p>
      <text:p text:style-name="P37"><text:s text:c="2"/>PRIMARY KEY (`PointInteretID`),</text:p>
      <text:p text:style-name="P38"><text:s text:c="2"/>KEY `FK_Parcours_ParcoursID_idx` (`ParcoursID`),</text:p>
      <text:p text:style-name="P39"><text:s text:c="2"/>KEY `FK_Categories_CategorieID_idx` (`CategorieID`),</text:p>
      <text:p text:style-name="P40"><text:s text:c="2"/>KEY `FK_Familles_FamilleID_idx` (`FamilleID`),</text:p>
      <text:p text:style-name="P41"><text:s text:c="2"/>CONSTRAINT `FK_Categories_CategorieID` FOREIGN KEY (`CategorieID`) REFERENCES `categories` (`CategorieID`),</text:p>
      <text:p text:style-name="P42"><text:s text:c="2"/>CONSTRAINT `FK_Familles_FamilleID` FOREIGN KEY (`FamilleID`) REFERENCES `familles` (`FamilleID`),</text:p>
      <text:p text:style-name="P43"><text:s text:c="2"/>CONSTRAINT `FK_Parcours_ParcoursID` FOREIGN KEY (`ParcoursID`) REFERENCES `parcours` (`ParcoursID`)</text:p>
      <text:p text:style-name="P44">) ENGINE=InnoDB AUTO_INCREMENT=2 DEFAULT CHARSET=utf8mb4 COLLATE=utf8mb4_general_ci;</text:p>
      <text:p text:style-name="P45"/>
      <text:p text:style-name="P46">CREATE TABLE `users` (</text:p>
      <text:p text:style-name="P47"><text:s text:c="2"/>`UserID` int NOT NULL AUTO_INCREMENT,</text:p>
      <text:p text:style-name="P48"><text:s text:c="2"/>`Nom` varchar(45) DEFAULT NULL,</text:p>
      <text:p text:style-name="P49"><text:s text:c="2"/>`Pseudo` varchar(45) DEFAULT NULL,</text:p>
      <text:p text:style-name="P50"><text:s text:c="2"/>`MdP` longtext,</text:p>
      <text:p text:style-name="P51"><text:s text:c="2"/>`Admin` tinyint DEFAULT '0',</text:p>
      <text:p text:style-name="P52"><text:s text:c="2"/>PRIMARY KEY (`UserID`)</text:p>
      <text:p text:style-name="P53">) ENGINE=InnoDB AUTO_INCREMENT=1 DEFAULT CHARSET=utf8mb4 COLLATE=utf8mb4_general_ci;</text:p>
      <text:p text:style-name="P54"/>
      <text:p text:style-name="P55">INSERT INTO</text:p>
      <text:p text:style-name="P56">INSERT INTO `users` (`UserID`,`Nom`,`Pseudo`,`MdP`,`Admin`) VALUES (1,'Newt','noot','$2b$10$0hurfnzZkPxiHO4SBWCtbOF5KmEf8HmqX/hYolubJvesPJiYDpbry',0);</text:p>
      <text:p text:style-name="P57"/>
      <text:p text:style-name="P58">INSERT INTO `categories` (`CategorieID`,`CategorieNom`) VALUES (1,'Arbres remarquables');</text:p>
      <text:p text:style-name="P59"/>
      <text:p text:style-name="P60"/>
      <text:p text:style-name="P61">INSERT INTO `familles` (`FamilleID`,`FamilleNom`) VALUES (1,'Salix');</text:p>
      <text:p text:style-name="P62">INSERT INTO `familles` (`FamilleID`,`FamilleNom`) VALUES (2,'Acer');</text:p>
      <text:soft-page-break/>
      <text:p text:style-name="P63">INSERT INTO `familles` (`FamilleID`,`FamilleNom`) VALUES (3,'Quercus');</text:p>
      <text:p text:style-name="P64">INSERT INTO `familles` (`FamilleID`,`FamilleNom`) VALUES (99,'Autre');</text:p>
      <text:p text:style-name="P65"/>
      <text:p text:style-name="P66"/>
      <text:p text:style-name="P67">INSERT INTO `parcours` (`ParcoursID`,`ParcoursNom`,`ParcoursLongueur`) VALUES (1,'Parcours des Sciences',2.1);</text:p>
      <text:p text:style-name="P68">INSERT INTO `parcours` (`ParcoursID`,`ParcoursNom`,`ParcoursLongueur`) VALUES (2,'Parcours du cyclotron',1);</text:p>
      <text:p text:style-name="P69">INSERT INTO `parcours` (`ParcoursID`,`ParcoursNom`,`ParcoursLongueur`) VALUES (3,'Parcours du lac',1.9);</text:p>
      <text:p text:style-name="P70">INSERT INTO `parcours` (`ParcoursID`,`ParcoursNom`,`ParcoursLongueur`) VALUES (4,'Parcours du jardin botanique',1);</text:p>
      <text:p text:style-name="P71">INSERT INTO `parcours` (`ParcoursID`,`ParcoursNom`,`ParcoursLongueur`) VALUES (5,'Parcours du parc de Moulinsart',1.6);</text:p>
      <text:p text:style-name="P72"/>
      <text:p text:style-name="P73">INSERT INTO `pointsinteret` (`PointInteretID`,`NomScientifique`,`Nom`,`FamilleID`,`ParcoursID`,`Longitude`,`Latitude`,`CategorieID`,`Accessibilite`,`Debut`,`Fin`) VALUES (1,'Salix alba cv. tristis',NULL,1,1,NULL,NULL,1,1,'2020-01-01','2020-12-31');</text:p>
      <text:p text:style-name="P74">INSERT INTO `pointsinteret` (`PointInteretID`,`NomScientifique`,`Nom`,`FamilleID`,`ParcoursID`,`Longitude`,`Latitude`,`CategorieID`,`Accessibilite`,`Debut`,`Fin`) VALUES (2,'Acer pensylvanicum',NULL,2,1,NULL,NULL,1,1,'2020-01-01','2020-12-31');</text:p>
      <text:p text:style-name="P75">INSERT INTO `pointsinteret` (`PointInteretID`,`NomScientifique`,`Nom`,`FamilleID`,`ParcoursID`,`Longitude`,`Latitude`,`CategorieID`,`Accessibilite`,`Debut`,`Fin`) VALUES (3,'Cupressus Sempervirens',NULL,99,1,NULL,NULL,1,1,'2020-01-01','2020-12-31');</text:p>
      <text:p text:style-name="P76">INSERT INTO `pointsinteret` (`PointInteretID`,`NomScientifique`,`Nom`,`FamilleID`,`ParcoursID`,`Longitude`,`Latitude`,`CategorieID`,`Accessibilite`,`Debut`,`Fin`) VALUES (4,'Carya illinonensis',NULL,99,1,NULL,NULL,1,1,'2020-01-01','2020-12-31');</text:p>
      <text:p text:style-name="P77">INSERT INTO `pointsinteret` (`PointInteretID`,`NomScientifique`,`Nom`,`FamilleID`,`ParcoursID`,`Longitude`,`Latitude`,`CategorieID`,`Accessibilite`,`Debut`,`Fin`) VALUES (5,'Taxus baccata',NULL,99,1,NULL,NULL,1,1,'2020-01-01','2020-12-31');</text:p>
      <text:p text:style-name="P78">INSERT INTO `pointsinteret` (`PointInteretID`,`NomScientifique`,`Nom`,`FamilleID`,`ParcoursID`,`Longitude`,`Latitude`,`CategorieID`,`Accessibilite`,`Debut`,`Fin`) VALUES (6,'Picea omorika',NULL,99,1,NULL,NULL,1,1,'2020-01-01','2020-12-31');</text:p>
      <text:soft-page-break/>
      <text:p text:style-name="P79">INSERT INTO `pointsinteret` (`PointInteretID`,`NomScientifique`,`Nom`,`FamilleID`,`ParcoursID`,`Longitude`,`Latitude`,`CategorieID`,`Accessibilite`,`Debut`,`Fin`) VALUES (7,'Ulmus minor',NULL,99,1,NULL,NULL,1,1,'2020-01-01','2020-12-31');</text:p>
      <text:p text:style-name="P80">INSERT INTO `pointsinteret` (`PointInteretID`,`NomScientifique`,`Nom`,`FamilleID`,`ParcoursID`,`Longitude`,`Latitude`,`CategorieID`,`Accessibilite`,`Debut`,`Fin`) VALUES (8,'Acer capillipes',NULL,2,1,NULL,NULL,1,1,'2020-01-01','2020-12-31');</text:p>
      <text:p text:style-name="P81">INSERT INTO `pointsinteret` (`PointInteretID`,`NomScientifique`,`Nom`,`FamilleID`,`ParcoursID`,`Longitude`,`Latitude`,`CategorieID`,`Accessibilite`,`Debut`,`Fin`) VALUES (9,'Quercus robur cv. fastigiata',NULL,3,1,NULL,NULL,1,1,'2020-01-01','2020-12-31');</text:p>
      <text:p text:style-name="P82">INSERT INTO `pointsinteret` (`PointInteretID`,`NomScientifique`,`Nom`,`FamilleID`,`ParcoursID`,`Longitude`,`Latitude`,`CategorieID`,`Accessibilite`,`Debut`,`Fin`) VALUES (10,'Ulmus minor cv. variegata',NULL,99,1,NULL,NULL,1,1,'2020-01-01','2020-12-31');</text:p>
      <text:p text:style-name="P83">INSERT INTO `pointsinteret` (`PointInteretID`,`NomScientifique`,`Nom`,`FamilleID`,`ParcoursID`,`Longitude`,`Latitude`,`CategorieID`,`Accessibilite`,`Debut`,`Fin`) VALUES (11,'Parrotia persica',NULL,99,1,NULL,NULL,1,1,'2020-01-01','2020-12-31');</text:p>
      <text:p text:style-name="P84">INSERT INTO `pointsinteret` (`PointInteretID`,`NomScientifique`,`Nom`,`FamilleID`,`ParcoursID`,`Longitude`,`Latitude`,`CategorieID`,`Accessibilite`,`Debut`,`Fin`) VALUES (12,'Carpinus betulus','Charme commun',99,1,NULL,NULL,1,1,'2020-01-01','2020-12-31');</text:p>
      <text:p text:style-name="P85">INSERT INTO `pointsinteret` (`PointInteretID`,`NomScientifique`,`Nom`,`FamilleID`,`ParcoursID`,`Longitude`,`Latitude`,`CategorieID`,`Accessibilite`,`Debut`,`Fin`) VALUES (13,'Corylus avellana',NULL,99,1,NULL,NULL,1,1,'2020-01-01','2020-12-31');</text:p>
      <text:p text:style-name="P86">INSERT INTO `pointsinteret` (`PointInteretID`,`NomScientifique`,`Nom`,`FamilleID`,`ParcoursID`,`Longitude`,`Latitude`,`CategorieID`,`Accessibilite`,`Debut`,`Fin`) VALUES (14,'Juglans nigra',NULL,99,1,NULL,NULL,1,1,'2020-01-01','2020-12-31');</text:p>
      <text:p text:style-name="P87">INSERT INTO `pointsinteret` (`PointInteretID`,`NomScientifique`,`Nom`,`FamilleID`,`ParcoursID`,`Longitude`,`Latitude`,`CategorieID`,`Accessibilite`,`Debut`,`Fin`) VALUES (15,'Zone de Fagus sylvatica',NULL,99,1,NULL,NULL,1,1,'2020-01-01','2020-12-31');</text:p>
      <text:p text:style-name="P88">INSERT INTO `pointsinteret` (`PointInteretID`,`NomScientifique`,`Nom`,`FamilleID`,`ParcoursID`,`Longitude`,`Latitude`,`CategorieID`,`Accessibilite`,`Debut`,`Fin`) VALUES (16,'Quercus robur - arbre de la continuité',NULL,3,1,NULL,NULL,1,1,'2020-01-01','2020-12-31');</text:p>
      <text:p text:style-name="P89">INSERT INTO `pointsinteret` (`PointInteretID`,`NomScientifique`,`Nom`,`FamilleID`,`ParcoursID`,`Longitude`,`Latitude`,`CategorieI<text:soft-page-break/>D`,`Accessibilite`,`Debut`,`Fin`) VALUES (17,'Salix alba','Saule blanc',1,1,NULL,NULL,1,1,'2020-01-01','2020-12-31');</text:p>
      <text:p text:style-name="P90">INSERT INTO `pointsinteret` (`PointInteretID`,`NomScientifique`,`Nom`,`FamilleID`,`ParcoursID`,`Longitude`,`Latitude`,`CategorieID`,`Accessibilite`,`Debut`,`Fin`) VALUES (18,'Populus nigra subsp. pyramidalis',NULL,99,1,NULL,NULL,1,1,'2020-01-01','2020-12-31');</text:p>
      <text:p text:style-name="P91">INSERT INTO `pointsinteret` (`PointInteretID`,`NomScientifique`,`Nom`,`FamilleID`,`ParcoursID`,`Longitude`,`Latitude`,`CategorieID`,`Accessibilite`,`Debut`,`Fin`) VALUES (19,'Robinia pseudoacacia cv. Frisia',NULL,99,1,NULL,NULL,1,1,'2020-01-01','2020-12-31');</text:p>
      <text:p text:style-name="P92">INSERT INTO `pointsinteret` (`PointInteretID`,`NomScientifique`,`Nom`,`FamilleID`,`ParcoursID`,`Longitude`,`Latitude`,`CategorieID`,`Accessibilite`,`Debut`,`Fin`) VALUES (20,'Robinia pseudoacacia','Robinier faux-acacia',99,1,NULL,NULL,1,1,'2020-01-01','2020-12-31');</text:p>
      <text:p text:style-name="P93">INSERT INTO `pointsinteret` (`PointInteretID`,`NomScientifique`,`Nom`,`FamilleID`,`ParcoursID`,`Longitude`,`Latitude`,`CategorieID`,`Accessibilite`,`Debut`,`Fin`) VALUES (21,'Sorbus aucuparia',NULL,99,1,NULL,NULL,1,1,'2020-01-01','2020-12-31');</text:p>
      <text:p text:style-name="P94">INSERT INTO `pointsinteret` (`PointInteretID`,`NomScientifique`,`Nom`,`FamilleID`,`ParcoursID`,`Longitude`,`Latitude`,`CategorieID`,`Accessibilite`,`Debut`,`Fin`) VALUES (22,'Ginkgo biloba',NULL,99,1,NULL,NULL,1,1,'2020-01-01','2020-12-31');</text:p>
      <text:p text:style-name="P95">INSERT INTO `pointsinteret` (`PointInteretID`,`NomScientifique`,`Nom`,`FamilleID`,`ParcoursID`,`Longitude`,`Latitude`,`CategorieID`,`Accessibilite`,`Debut`,`Fin`) VALUES (23,'Crataegus crus-galli',NULL,99,1,NULL,NULL,1,1,'2020-01-01','2020-12-31');</text:p>
      <text:p text:style-name="P96">INSERT INTO `pointsinteret` (`PointInteretID`,`NomScientifique`,`Nom`,`FamilleID`,`ParcoursID`,`Longitude`,`Latitude`,`CategorieID`,`Accessibilite`,`Debut`,`Fin`) VALUES (24,'Sequoiadendron giganteum',NULL,99,1,NULL,NULL,1,1,'2020-01-01','2020-12-31');</text:p>
      <text:p text:style-name="P97">INSERT INTO `pointsinteret` (`PointInteretID`,`NomScientifique`,`Nom`,`FamilleID`,`ParcoursID`,`Longitude`,`Latitude`,`CategorieID`,`Accessibilite`,`Debut`,`Fin`) VALUES (25,'Alnus incana',NULL,99,1,NULL,NULL,1,1,'2020-01-01','2020-12-31');</text:p>
      <text:p text:style-name="P98">INSERT INTO `pointsinteret` (`PointInteretID`,`NomScientifique`,`Nom`,`FamilleID`,`ParcoursID`,`Longitude`,`Latitude`,`CategorieID`,`Accessibilite`,`Debut`,`Fin`) VALUES (26,'Tilia tomentosa',NULL,99,1,NULL,NULL,1,1,'2020-01-01','2020-12-31');</text:p>
      <text:p text:style-name="P99">INSERT INTO `pointsinteret` (`PointInteretID`,`NomScientifique`,`Nom`,`FamilleID`,`ParcoursID`,`Longitude`,`Latitude`,`CategorieID`,`Accessibilite`,`Debut`,`Fin`) VALUES (27,'Tilia mongolica',NULL,99,1,NULL,NULL,1,1,'2020-01-01','2020-12-31');</text:p>
      <text:soft-page-break/>
      <text:p text:style-name="P100">INSERT INTO `pointsinteret` (`PointInteretID`,`NomScientifique`,`Nom`,`FamilleID`,`ParcoursID`,`Longitude`,`Latitude`,`CategorieID`,`Accessibilite`,`Debut`,`Fin`) VALUES (28,'Tilia cordata',NULL,99,1,NULL,NULL,1,1,'2020-01-01','2020-12-31');</text:p>
      <text:p text:style-name="P101">INSERT INTO `pointsinteret` (`PointInteretID`,`NomScientifique`,`Nom`,`FamilleID`,`ParcoursID`,`Longitude`,`Latitude`,`CategorieID`,`Accessibilite`,`Debut`,`Fin`) VALUES (29,'Zelkova serrata',NULL,99,1,NULL,NULL,1,1,'2020-01-01','2020-12-31');</text:p>
      <text:p text:style-name="P102">INSERT INTO `pointsinteret` (`PointInteretID`,`NomScientifique`,`Nom`,`FamilleID`,`ParcoursID`,`Longitude`,`Latitude`,`CategorieID`,`Accessibilite`,`Debut`,`Fin`) VALUES (30,'Populus x interamericana cv. UNAL',NULL,99,1,NULL,NULL,1,1,'2020-01-01','2020-12-31');</text:p>
      <text:p text:style-name="P103">INSERT INTO `pointsinteret` (`PointInteretID`,`NomScientifique`,`Nom`,`FamilleID`,`ParcoursID`,`Longitude`,`Latitude`,`CategorieID`,`Accessibilite`,`Debut`,`Fin`) VALUES (31,'Fagus sylvatica cv. laciniata',NULL,99,1,NULL,NULL,1,1,'2020-01-01','2020-12-31');</text:p>
      <text:p text:style-name="P104">INSERT INTO `pointsinteret` (`PointInteretID`,`NomScientifique`,`Nom`,`FamilleID`,`ParcoursID`,`Longitude`,`Latitude`,`CategorieID`,`Accessibilite`,`Debut`,`Fin`) VALUES (32,'Betula pendula','Bouleau verruqueux',99,1,NULL,NULL,1,1,'2020-01-01','2020-12-31');</text:p>
      <text:p text:style-name="P105">INSERT INTO `pointsinteret` (`PointInteretID`,`NomScientifique`,`Nom`,`FamilleID`,`ParcoursID`,`Longitude`,`Latitude`,`CategorieID`,`Accessibilite`,`Debut`,`Fin`) VALUES (33,'Juniperus chinensis cv. Hetzii',NULL,99,1,NULL,NULL,1,1,'2020-01-01','2020-12-31');</text:p>
      <text:p text:style-name="P106">INSERT INTO `pointsinteret` (`PointInteretID`,`NomScientifique`,`Nom`,`FamilleID`,`ParcoursID`,`Longitude`,`Latitude`,`CategorieID`,`Accessibilite`,`Debut`,`Fin`) VALUES (34,'Metasequoia glyptostroboides',NULL,99,1,NULL,NULL,1,1,'2020-01-01','2020-12-31');</text:p>
      <text:p text:style-name="P107">INSERT INTO `pointsinteret` (`PointInteretID`,`NomScientifique`,`Nom`,`FamilleID`,`ParcoursID`,`Longitude`,`Latitude`,`CategorieID`,`Accessibilite`,`Debut`,`Fin`) VALUES (35,'Crataegus x lavallei',NULL,99,1,NULL,NULL,1,1,'2020-01-01','2020-12-31');</text:p>
      <text:p text:style-name="P108">INSERT INTO `pointsinteret` (`PointInteretID`,`NomScientifique`,`Nom`,`FamilleID`,`ParcoursID`,`Longitude`,`Latitude`,`CategorieID`,`Accessibilite`,`Debut`,`Fin`) VALUES (36,'Liquidambar styraciflua','Copalme d\'Amérique',99,1,NULL,NULL,1,1,'2020-01-01','2020-12-31');</text:p>
      <text:p text:style-name="P109">INSERT INTO `pointsinteret` (`PointInteretID`,`NomScientifique`,`Nom`,`FamilleID`,`ParcoursID`,`Longitude`,`Latitude`,`CategorieID`,`Accessibilite`,`Debut`,`Fin`) VALUES (37,'Acer platanoides',NULL,2,1,NULL,NULL,1,1,'2020-01-01','2020-12-31');</text:p>
      <text:p text:style-name="P110">INSERT INTO `pointsinteret` (`PointInteretID`,`NomScientifique`,`Nom`,`FamilleID`,`ParcoursID`,`Longitude`,`Latitude`,`CategorieI<text:soft-page-break/>D`,`Accessibilite`,`Debut`,`Fin`) VALUES (38,'Acer campestre',NULL,2,1,NULL,NULL,1,1,'2020-01-01','2020-12-31');</text:p>
      <text:p text:style-name="P111">INSERT INTO `pointsinteret` (`PointInteretID`,`NomScientifique`,`Nom`,`FamilleID`,`ParcoursID`,`Longitude`,`Latitude`,`CategorieID`,`Accessibilite`,`Debut`,`Fin`) VALUES (39,'Betula nigra cv. Héritage',NULL,99,1,NULL,NULL,1,1,'2020-01-01','2020-12-31');</text:p>
      <text:p text:style-name="P112">INSERT INTO `pointsinteret` (`PointInteretID`,`NomScientifique`,`Nom`,`FamilleID`,`ParcoursID`,`Longitude`,`Latitude`,`CategorieID`,`Accessibilite`,`Debut`,`Fin`) VALUES (40,'Betula pendula','Bouleau verruqueux',99,1,NULL,NULL,1,1,'2020-01-01','2020-12-31');</text:p>
      <text:p text:style-name="P113">INSERT INTO `pointsinteret` (`PointInteretID`,`NomScientifique`,`Nom`,`FamilleID`,`ParcoursID`,`Longitude`,`Latitude`,`CategorieID`,`Accessibilite`,`Debut`,`Fin`) VALUES (41,'Pinus nigra ssp. Nigricans',NULL,99,1,NULL,NULL,1,1,'2020-01-01','2020-12-31');</text:p>
      <text:p text:style-name="P114">INSERT INTO `pointsinteret` (`PointInteretID`,`NomScientifique`,`Nom`,`FamilleID`,`ParcoursID`,`Longitude`,`Latitude`,`CategorieID`,`Accessibilite`,`Debut`,`Fin`) VALUES (42,'Pinus nigra ssp. Nigricans',NULL,99,1,NULL,NULL,1,1,'2020-01-01','2020-12-31');</text:p>
      <text:p text:style-name="P115">INSERT INTO `pointsinteret` (`PointInteretID`,`NomScientifique`,`Nom`,`FamilleID`,`ParcoursID`,`Longitude`,`Latitude`,`CategorieID`,`Accessibilite`,`Debut`,`Fin`) VALUES (43,'Pinus nigra ssp. Nigricans',NULL,99,1,NULL,NULL,1,1,'2020-01-01','2020-12-31');</text:p>
      <text:p text:style-name="P116">INSERT INTO `pointsinteret` (`PointInteretID`,`NomScientifique`,`Nom`,`FamilleID`,`ParcoursID`,`Longitude`,`Latitude`,`CategorieID`,`Accessibilite`,`Debut`,`Fin`) VALUES (44,'Liriodendron tulipifera cv. aureomarginatum',NULL,99,1,NULL,NULL,1,1,'2020-01-01','2020-12-31');</text:p>
      <text:p text:style-name="P117">INSERT INTO `pointsinteret` (`PointInteretID`,`NomScientifique`,`Nom`,`FamilleID`,`ParcoursID`,`Longitude`,`Latitude`,`CategorieID`,`Accessibilite`,`Debut`,`Fin`) VALUES (45,'Quercus macrocarpa',NULL,3,1,NULL,NULL,1,1,'2020-01-01','2020-12-31');</text:p>
      <text:p text:style-name="P118">INSERT INTO `pointsinteret` (`PointInteretID`,`NomScientifique`,`Nom`,`FamilleID`,`ParcoursID`,`Longitude`,`Latitude`,`CategorieID`,`Accessibilite`,`Debut`,`Fin`) VALUES (46,'Platanus x acerifolia',NULL,99,1,NULL,NULL,1,1,'2020-01-01','2020-12-31');</text:p>
      <text:p text:style-name="P119">INSERT INTO `pointsinteret` (`PointInteretID`,`NomScientifique`,`Nom`,`FamilleID`,`ParcoursID`,`Longitude`,`Latitude`,`CategorieID`,`Accessibilite`,`Debut`,`Fin`) VALUES (47,'Sorbus aria',NULL,99,1,NULL,NULL,1,1,'2020-01-01','2020-12-31');</text:p>
      <text:p text:style-name="P120">INSERT INTO `pointsinteret` (`PointInteretID`,`NomScientifique`,`Nom`,`FamilleID`,`ParcoursID`,`Longitude`,`Latitude`,`CategorieID`,`Accessibilite`,`Debut`,`Fin`) VALUES (48,'Carpinus betulus cv. fastigiata',NULL,99,2,NULL,NULL,1,1,'2020-01-01','2020-12-31');</text:p>
      <text:soft-page-break/>
      <text:p text:style-name="P121">INSERT INTO `pointsinteret` (`PointInteretID`,`NomScientifique`,`Nom`,`FamilleID`,`ParcoursID`,`Longitude`,`Latitude`,`CategorieID`,`Accessibilite`,`Debut`,`Fin`) VALUES (49,'Acer negundo',NULL,2,2,NULL,NULL,1,1,'2020-01-01','2020-12-31');</text:p>
      <text:p text:style-name="P122">INSERT INTO `pointsinteret` (`PointInteretID`,`NomScientifique`,`Nom`,`FamilleID`,`ParcoursID`,`Longitude`,`Latitude`,`CategorieID`,`Accessibilite`,`Debut`,`Fin`) VALUES (50,'Aesculus hippocastanum',NULL,99,2,NULL,NULL,1,1,'2020-01-01','2020-12-31');</text:p>
      <text:p text:style-name="P123">INSERT INTO `pointsinteret` (`PointInteretID`,`NomScientifique`,`Nom`,`FamilleID`,`ParcoursID`,`Longitude`,`Latitude`,`CategorieID`,`Accessibilite`,`Debut`,`Fin`) VALUES (51,'Acer palmatum cv. dissectum \"Filigree\"',NULL,2,2,NULL,NULL,1,1,'2020-01-01','2020-12-31');</text:p>
      <text:p text:style-name="P124">INSERT INTO `pointsinteret` (`PointInteretID`,`NomScientifique`,`Nom`,`FamilleID`,`ParcoursID`,`Longitude`,`Latitude`,`CategorieID`,`Accessibilite`,`Debut`,`Fin`) VALUES (52,'Ailanthus glandulosa',NULL,99,2,NULL,NULL,1,1,'2020-01-01','2020-12-31');</text:p>
      <text:p text:style-name="P125">INSERT INTO `pointsinteret` (`PointInteretID`,`NomScientifique`,`Nom`,`FamilleID`,`ParcoursID`,`Longitude`,`Latitude`,`CategorieID`,`Accessibilite`,`Debut`,`Fin`) VALUES (53,'Tilia tomentosa',NULL,99,2,NULL,NULL,1,1,'2020-01-01','2020-12-31');</text:p>
      <text:p text:style-name="P126">INSERT INTO `pointsinteret` (`PointInteretID`,`NomScientifique`,`Nom`,`FamilleID`,`ParcoursID`,`Longitude`,`Latitude`,`CategorieID`,`Accessibilite`,`Debut`,`Fin`) VALUES (54,'Catalpa bignonioides',NULL,99,2,NULL,NULL,1,1,'2020-01-01','2020-12-31');</text:p>
      <text:p text:style-name="P127">INSERT INTO `pointsinteret` (`PointInteretID`,`NomScientifique`,`Nom`,`FamilleID`,`ParcoursID`,`Longitude`,`Latitude`,`CategorieID`,`Accessibilite`,`Debut`,`Fin`) VALUES (55,'Acer palmatum cv. dissectum',NULL,2,2,NULL,NULL,1,1,'2020-01-01','2020-12-31');</text:p>
      <text:p text:style-name="P128">INSERT INTO `pointsinteret` (`PointInteretID`,`NomScientifique`,`Nom`,`FamilleID`,`ParcoursID`,`Longitude`,`Latitude`,`CategorieID`,`Accessibilite`,`Debut`,`Fin`) VALUES (56,'Acer campestre',NULL,2,2,NULL,NULL,1,1,'2020-01-01','2020-12-31');</text:p>
      <text:p text:style-name="P129">INSERT INTO `pointsinteret` (`PointInteretID`,`NomScientifique`,`Nom`,`FamilleID`,`ParcoursID`,`Longitude`,`Latitude`,`CategorieID`,`Accessibilite`,`Debut`,`Fin`) VALUES (57,'Elaeagnus angustifolia',NULL,99,2,NULL,NULL,1,1,'2020-01-01','2020-12-31');</text:p>
      <text:p text:style-name="P130">INSERT INTO `pointsinteret` (`PointInteretID`,`NomScientifique`,`Nom`,`FamilleID`,`ParcoursID`,`Longitude`,`Latitude`,`CategorieID`,`Accessibilite`,`Debut`,`Fin`) VALUES (58,'Cercidiphyllum japonicum',NULL,99,2,NULL,NULL,1,1,'2020-01-01','2020-12-31');</text:p>
      <text:p text:style-name="P131">INSERT INTO `pointsinteret` (`PointInteretID`,`NomScientifique`,`Nom`,`FamilleID`,`ParcoursID`,`Longitude`,`Latitude`,`CategorieI<text:soft-page-break/>D`,`Accessibilite`,`Debut`,`Fin`) VALUES (59,'Cornus mas',NULL,99,2,NULL,NULL,1,1,'2020-01-01','2020-12-31');</text:p>
      <text:p text:style-name="P132">INSERT INTO `pointsinteret` (`PointInteretID`,`NomScientifique`,`Nom`,`FamilleID`,`ParcoursID`,`Longitude`,`Latitude`,`CategorieID`,`Accessibilite`,`Debut`,`Fin`) VALUES (60,'Liriodendron tulipifera',NULL,99,2,NULL,NULL,1,1,'2020-01-01','2020-12-31');</text:p>
      <text:p text:style-name="P133">INSERT INTO `pointsinteret` (`PointInteretID`,`NomScientifique`,`Nom`,`FamilleID`,`ParcoursID`,`Longitude`,`Latitude`,`CategorieID`,`Accessibilite`,`Debut`,`Fin`) VALUES (61,'Liriodendron tulipifera',NULL,99,2,NULL,NULL,1,1,'2020-01-01','2020-12-31');</text:p>
      <text:p text:style-name="P134">INSERT INTO `pointsinteret` (`PointInteretID`,`NomScientifique`,`Nom`,`FamilleID`,`ParcoursID`,`Longitude`,`Latitude`,`CategorieID`,`Accessibilite`,`Debut`,`Fin`) VALUES (62,'Liriodendron tulipifera',NULL,99,2,NULL,NULL,1,1,'2020-01-01','2020-12-31');</text:p>
      <text:p text:style-name="P135">INSERT INTO `pointsinteret` (`PointInteretID`,`NomScientifique`,`Nom`,`FamilleID`,`ParcoursID`,`Longitude`,`Latitude`,`CategorieID`,`Accessibilite`,`Debut`,`Fin`) VALUES (63,'Liriodendron tulipifera',NULL,99,2,NULL,NULL,1,1,'2020-01-01','2020-12-31');</text:p>
      <text:p text:style-name="P136">INSERT INTO `pointsinteret` (`PointInteretID`,`NomScientifique`,`Nom`,`FamilleID`,`ParcoursID`,`Longitude`,`Latitude`,`CategorieID`,`Accessibilite`,`Debut`,`Fin`) VALUES (64,'Liriodendron tulipifera',NULL,99,2,NULL,NULL,1,1,'2020-01-01','2020-12-31');</text:p>
      <text:p text:style-name="P137">INSERT INTO `pointsinteret` (`PointInteretID`,`NomScientifique`,`Nom`,`FamilleID`,`ParcoursID`,`Longitude`,`Latitude`,`CategorieID`,`Accessibilite`,`Debut`,`Fin`) VALUES (65,'Liriodendron tulipifera',NULL,99,2,NULL,NULL,1,1,'2020-01-01','2020-12-31');</text:p>
      <text:p text:style-name="P138">INSERT INTO `pointsinteret` (`PointInteretID`,`NomScientifique`,`Nom`,`FamilleID`,`ParcoursID`,`Longitude`,`Latitude`,`CategorieID`,`Accessibilite`,`Debut`,`Fin`) VALUES (66,'Liriodendron tulipifera',NULL,99,2,NULL,NULL,1,1,'2020-01-01','2020-12-31');</text:p>
      <text:p text:style-name="P139">INSERT INTO `pointsinteret` (`PointInteretID`,`NomScientifique`,`Nom`,`FamilleID`,`ParcoursID`,`Longitude`,`Latitude`,`CategorieID`,`Accessibilite`,`Debut`,`Fin`) VALUES (67,'Liriodendron tulipifera',NULL,99,2,NULL,NULL,1,1,'2020-01-01','2020-12-31');</text:p>
      <text:p text:style-name="P140">INSERT INTO `pointsinteret` (`PointInteretID`,`NomScientifique`,`Nom`,`FamilleID`,`ParcoursID`,`Longitude`,`Latitude`,`CategorieID`,`Accessibilite`,`Debut`,`Fin`) VALUES (68,'Liriodendron tulipifera',NULL,99,2,NULL,NULL,1,1,'2020-01-01','2020-12-31');</text:p>
      <text:p text:style-name="P141">INSERT INTO `pointsinteret` (`PointInteretID`,`NomScientifique`,`Nom`,`FamilleID`,`ParcoursID`,`Longitude`,`Latitude`,`CategorieID`,`Accessibilite`,`Debut`,`Fin`) VALUES (69,'Sequoidadendron giganteum',NULL,99,2,NULL,NULL,1,1,'2020-01-01','2020-12-31');</text:p>
      <text:soft-page-break/>
      <text:p text:style-name="P142">INSERT INTO `pointsinteret` (`PointInteretID`,`NomScientifique`,`Nom`,`FamilleID`,`ParcoursID`,`Longitude`,`Latitude`,`CategorieID`,`Accessibilite`,`Debut`,`Fin`) VALUES (70,'Populus x canescens - groupe',NULL,99,2,NULL,NULL,1,1,'2020-01-01','2020-12-31');</text:p>
      <text:p text:style-name="P143">INSERT INTO `pointsinteret` (`PointInteretID`,`NomScientifique`,`Nom`,`FamilleID`,`ParcoursID`,`Longitude`,`Latitude`,`CategorieID`,`Accessibilite`,`Debut`,`Fin`) VALUES (71,'Salix fragilis',NULL,1,2,NULL,NULL,1,1,'2020-01-01','2020-12-31');</text:p>
      <text:p text:style-name="P144">INSERT INTO `pointsinteret` (`PointInteretID`,`NomScientifique`,`Nom`,`FamilleID`,`ParcoursID`,`Longitude`,`Latitude`,`CategorieID`,`Accessibilite`,`Debut`,`Fin`) VALUES (72,'Quercus rubra',NULL,3,2,NULL,NULL,1,1,'2020-01-01','2020-12-31');</text:p>
      <text:p text:style-name="P145">INSERT INTO `pointsinteret` (`PointInteretID`,`NomScientifique`,`Nom`,`FamilleID`,`ParcoursID`,`Longitude`,`Latitude`,`CategorieID`,`Accessibilite`,`Debut`,`Fin`) VALUES (73,'Acer pseudoplatanus',NULL,2,2,NULL,NULL,1,1,'2020-01-01','2020-12-31');</text:p>
      <text:p text:style-name="P146">INSERT INTO `pointsinteret` (`PointInteretID`,`NomScientifique`,`Nom`,`FamilleID`,`ParcoursID`,`Longitude`,`Latitude`,`CategorieID`,`Accessibilite`,`Debut`,`Fin`) VALUES (74,'Fagus sylvatica cv. tortuosa',NULL,99,2,NULL,NULL,1,1,'2020-01-01','2020-12-31');</text:p>
      <text:p text:style-name="P147">INSERT INTO `pointsinteret` (`PointInteretID`,`NomScientifique`,`Nom`,`FamilleID`,`ParcoursID`,`Longitude`,`Latitude`,`CategorieID`,`Accessibilite`,`Debut`,`Fin`) VALUES (75,'Acer saccharinum','Érable argenté',2,2,NULL,NULL,1,1,'2020-01-01','2020-12-31');</text:p>
      <text:p text:style-name="P148">INSERT INTO `pointsinteret` (`PointInteretID`,`NomScientifique`,`Nom`,`FamilleID`,`ParcoursID`,`Longitude`,`Latitude`,`CategorieID`,`Accessibilite`,`Debut`,`Fin`) VALUES (76,'Platanus x acerifolia',NULL,99,2,NULL,NULL,1,1,'2020-01-01','2020-12-31');</text:p>
      <text:p text:style-name="P149">INSERT INTO `pointsinteret` (`PointInteretID`,`NomScientifique`,`Nom`,`FamilleID`,`ParcoursID`,`Longitude`,`Latitude`,`CategorieID`,`Accessibilite`,`Debut`,`Fin`) VALUES (77,'Ginkgo biloba',NULL,99,2,NULL,NULL,1,1,'2020-01-01','2020-12-31');</text:p>
      <text:p text:style-name="P150">INSERT INTO `pointsinteret` (`PointInteretID`,`NomScientifique`,`Nom`,`FamilleID`,`ParcoursID`,`Longitude`,`Latitude`,`CategorieID`,`Accessibilite`,`Debut`,`Fin`) VALUES (78,'Quercus robur','Chêne pédonculé',3,3,NULL,NULL,1,1,'2020-01-01','2020-12-31');</text:p>
      <text:p text:style-name="P151">INSERT INTO `pointsinteret` (`PointInteretID`,`NomScientifique`,`Nom`,`FamilleID`,`ParcoursID`,`Longitude`,`Latitude`,`CategorieID`,`Accessibilite`,`Debut`,`Fin`) VALUES (79,'Alnus glutinosa','Aulne glutineux',99,3,NULL,NULL,1,1,'2020-01-01','2020-12-31');</text:p>
      <text:p text:style-name="P152">INSERT INTO `pointsinteret` (`PointInteretID`,`NomScientifique`,`Nom`,`FamilleID`,`ParcoursID`,`Longitude`,`Latitude`,`CategorieI<text:soft-page-break/>D`,`Accessibilite`,`Debut`,`Fin`) VALUES (80,'Salix caprea','Saule marsault',1,3,NULL,NULL,1,1,'2020-01-01','2020-12-31');</text:p>
      <text:p text:style-name="P153">INSERT INTO `pointsinteret` (`PointInteretID`,`NomScientifique`,`Nom`,`FamilleID`,`ParcoursID`,`Longitude`,`Latitude`,`CategorieID`,`Accessibilite`,`Debut`,`Fin`) VALUES (81,'Betula pendula','Bouleau verruqueux',99,3,NULL,NULL,1,1,'2020-01-01','2020-12-31');</text:p>
      <text:p text:style-name="P154">INSERT INTO `pointsinteret` (`PointInteretID`,`NomScientifique`,`Nom`,`FamilleID`,`ParcoursID`,`Longitude`,`Latitude`,`CategorieID`,`Accessibilite`,`Debut`,`Fin`) VALUES (82,'Salix alba cv. tristis','Saule blanc',1,3,NULL,NULL,1,1,'2020-01-01','2020-12-31');</text:p>
      <text:p text:style-name="P155">INSERT INTO `pointsinteret` (`PointInteretID`,`NomScientifique`,`Nom`,`FamilleID`,`ParcoursID`,`Longitude`,`Latitude`,`CategorieID`,`Accessibilite`,`Debut`,`Fin`) VALUES (83,'Juglans nigra','Noyer d\'Amérique',1,3,NULL,NULL,1,1,'2020-01-01','2020-12-31');</text:p>
      <text:p text:style-name="P156">INSERT INTO `pointsinteret` (`PointInteretID`,`NomScientifique`,`Nom`,`FamilleID`,`ParcoursID`,`Longitude`,`Latitude`,`CategorieID`,`Accessibilite`,`Debut`,`Fin`) VALUES (84,'Juglans regia','Noyer commun',99,3,NULL,NULL,1,1,'2020-01-01','2020-12-31');</text:p>
      <text:p text:style-name="P157">INSERT INTO `pointsinteret` (`PointInteretID`,`NomScientifique`,`Nom`,`FamilleID`,`ParcoursID`,`Longitude`,`Latitude`,`CategorieID`,`Accessibilite`,`Debut`,`Fin`) VALUES (85,'Salix cinerea','Saule cendré',1,3,NULL,NULL,1,1,'2020-01-01','2020-12-31');</text:p>
      <text:p text:style-name="P158">INSERT INTO `pointsinteret` (`PointInteretID`,`NomScientifique`,`Nom`,`FamilleID`,`ParcoursID`,`Longitude`,`Latitude`,`CategorieID`,`Accessibilite`,`Debut`,`Fin`) VALUES (86,'Pterocarya fraxinifolia','Noyer du Caucase',99,3,NULL,NULL,1,1,'2020-01-01','2020-12-31');</text:p>
      <text:p text:style-name="P159">INSERT INTO `pointsinteret` (`PointInteretID`,`NomScientifique`,`Nom`,`FamilleID`,`ParcoursID`,`Longitude`,`Latitude`,`CategorieID`,`Accessibilite`,`Debut`,`Fin`) VALUES (87,'Liquidambar styraciflua','Copalme d\'Amérique',99,3,NULL,NULL,1,1,'2020-01-01','2020-12-31');</text:p>
      <text:p text:style-name="P160">INSERT INTO `pointsinteret` (`PointInteretID`,`NomScientifique`,`Nom`,`FamilleID`,`ParcoursID`,`Longitude`,`Latitude`,`CategorieID`,`Accessibilite`,`Debut`,`Fin`) VALUES (88,'Phellodendron amurense','Arbre au liège de l\'Amour',99,3,NULL,NULL,1,1,'2020-01-01','2020-12-31');</text:p>
      <text:p text:style-name="P161">INSERT INTO `pointsinteret` (`PointInteretID`,`NomScientifique`,`Nom`,`FamilleID`,`ParcoursID`,`Longitude`,`Latitude`,`CategorieID`,`Accessibilite`,`Debut`,`Fin`) VALUES (89,'Euonymus europaeus','Fusain d\'Europe',99,3,NULL,NULL,1,1,'2020-01-01','2020-12-31');</text:p>
      <text:p text:style-name="Normal"><text:span text:style-name="T162">INSERT INTO `pointsinteret` (`PointInteretID`,`NomScientifique`,`Nom`,`FamilleID`,`ParcoursID`,`Longitude`,`Latitude`,`CategorieID`,`Accessibilite`,`Debut`,`Fin`) VALUES (90,'Acer platanoides cv.<text:s/></text:span><text:span text:style-name="T163">Crimson King','Erable platane Crimson King',2,3,NULL,NULL,1,1,'2020-01-01','2020-12-31');</text:span></text:p>
      <text:soft-page-break/>
      <text:p text:style-name="Normal"><text:span text:style-name="T164">INSERT INTO `pointsinteret` (`PointInteretID`,`NomScientifique`,`Nom`,`FamilleID`,`ParcoursID`,`Longitude`,`Latitude`,`CategorieID`,`Accessibilite`,`Debut`,`Fin`) VALUES (91,'Acer platanoides cv.<text:s/></text:span><text:span text:style-name="T165">Crimson King','Erable platane Crimson King',2,3,NULL,NULL,1,1,'2020-01-01','2020-12-31');</text:span></text:p>
      <text:p text:style-name="Normal"><text:span text:style-name="T166">INSERT INTO `pointsinteret` (`PointInteretID`,`NomScientifique`,`Nom`,`FamilleID`,`ParcoursID`,`Longitude`,`Latitude`,`CategorieID`,`Accessibilite`,`Debut`,`Fin`) VALUES (92,'Acer platanoides cv.<text:s/></text:span><text:span text:style-name="T167">Crimson King','Erable platane Crimson King',2,3,NULL,NULL,1,1,'2020-01-01','2020-12-31');</text:span></text:p>
      <text:p text:style-name="P168">INSERT INTO `pointsinteret` (`PointInteretID`,`NomScientifique`,`Nom`,`FamilleID`,`ParcoursID`,`Longitude`,`Latitude`,`CategorieID`,`Accessibilite`,`Debut`,`Fin`) VALUES (93,'Catalpa bignonioides','Catalpa commun',99,3,NULL,NULL,1,1,'2020-01-01','2020-12-31');</text:p>
      <text:p text:style-name="P169">INSERT INTO `pointsinteret` (`PointInteretID`,`NomScientifique`,`Nom`,`FamilleID`,`ParcoursID`,`Longitude`,`Latitude`,`CategorieID`,`Accessibilite`,`Debut`,`Fin`) VALUES (94,'Carpinus betulus','Charme commun',99,3,NULL,NULL,1,1,'2020-01-01','2020-12-31');</text:p>
      <text:p text:style-name="P170">INSERT INTO `pointsinteret` (`PointInteretID`,`NomScientifique`,`Nom`,`FamilleID`,`ParcoursID`,`Longitude`,`Latitude`,`CategorieID`,`Accessibilite`,`Debut`,`Fin`) VALUES (95,'Carpinus betulus','Charme commun',99,3,NULL,NULL,1,1,'2020-01-01','2020-12-31');</text:p>
      <text:p text:style-name="P171">INSERT INTO `pointsinteret` (`PointInteretID`,`NomScientifique`,`Nom`,`FamilleID`,`ParcoursID`,`Longitude`,`Latitude`,`CategorieID`,`Accessibilite`,`Debut`,`Fin`) VALUES (96,'Carpinus betulus','Charme commun',99,3,NULL,NULL,1,1,'2020-01-01','2020-12-31');</text:p>
      <text:p text:style-name="P172">INSERT INTO `pointsinteret` (`PointInteretID`,`NomScientifique`,`Nom`,`FamilleID`,`ParcoursID`,`Longitude`,`Latitude`,`CategorieID`,`Accessibilite`,`Debut`,`Fin`) VALUES (97,'Viburnum opulus','Viorne obier',99,3,NULL,NULL,1,1,'2020-01-01','2020-12-31');</text:p>
      <text:p text:style-name="P173">INSERT INTO `pointsinteret` (`PointInteretID`,`NomScientifique`,`Nom`,`FamilleID`,`ParcoursID`,`Longitude`,`Latitude`,`CategorieID`,`Accessibilite`,`Debut`,`Fin`) VALUES (98,'Pterocarya fraxinifolia','Noyer du Caucase',99,3,NULL,NULL,1,1,'2020-01-01','2020-12-31');</text:p>
      <text:p text:style-name="P174">INSERT INTO `pointsinteret` (`PointInteretID`,`NomScientifique`,`Nom`,`FamilleID`,`ParcoursID`,`Longitude`,`Latitude`,`CategorieID`,`Accessibilite`,`Debut`,`Fin`) VALUES (99,'Tilia americana','Tilleul d\'Amérique',99,3,NULL,NULL,1,1,'2020-01-01','2020-12-31');</text:p>
      <text:p text:style-name="P175">INSERT INTO `pointsinteret` (`PointInteretID`,`NomScientifique`,`Nom`,`FamilleID`,`ParcoursID`,`Longitude`,`Latitude`,`CategorieID`,`Accessibilite`,`Debut`,`Fin`) VALUES (100,'Acer rufinerve cv. limbatum','Érable à feuilles de vigne',2,3,NULL,NULL,1,1,'2020-01-01','2020-12-31');</text:p>
      <text:p text:style-name="P176">INSERT INTO `pointsinteret` (`PointInteretID`,`NomScientifique`,`Nom`,`FamilleID`,`ParcoursID`,`Longitude`,`Latitude`,`CategorieI<text:soft-page-break/>D`,`Accessibilite`,`Debut`,`Fin`) VALUES (101,'Alnus x spaethii (japonica x subcordata)','L’aulne de Spaeth',99,3,NULL,NULL,1,1,'2020-01-01','2020-12-31');</text:p>
      <text:p text:style-name="P177">INSERT INTO `pointsinteret` (`PointInteretID`,`NomScientifique`,`Nom`,`FamilleID`,`ParcoursID`,`Longitude`,`Latitude`,`CategorieID`,`Accessibilite`,`Debut`,`Fin`) VALUES (102,'Prunus avium','Merisier',99,3,NULL,NULL,1,1,'2020-01-01','2020-12-31');</text:p>
      <text:p text:style-name="P178">INSERT INTO `pointsinteret` (`PointInteretID`,`NomScientifique`,`Nom`,`FamilleID`,`ParcoursID`,`Longitude`,`Latitude`,`CategorieID`,`Accessibilite`,`Debut`,`Fin`) VALUES (103,'Quercus velutina','Chêne noir',3,3,NULL,NULL,1,1,'2020-01-01','2020-12-31');</text:p>
      <text:p text:style-name="P179">INSERT INTO `pointsinteret` (`PointInteretID`,`NomScientifique`,`Nom`,`FamilleID`,`ParcoursID`,`Longitude`,`Latitude`,`CategorieID`,`Accessibilite`,`Debut`,`Fin`) VALUES (104,'Quercus palustris','Chêne des marais',3,3,NULL,NULL,1,1,'2020-01-01','2020-12-31');</text:p>
      <text:p text:style-name="P180">INSERT INTO `pointsinteret` (`PointInteretID`,`NomScientifique`,`Nom`,`FamilleID`,`ParcoursID`,`Longitude`,`Latitude`,`CategorieID`,`Accessibilite`,`Debut`,`Fin`) VALUES (105,'Acer davidii','Erable du Père David',2,3,NULL,NULL,1,1,'2020-01-01','2020-12-31');</text:p>
      <text:p text:style-name="P181">INSERT INTO `pointsinteret` (`PointInteretID`,`NomScientifique`,`Nom`,`FamilleID`,`ParcoursID`,`Longitude`,`Latitude`,`CategorieID`,`Accessibilite`,`Debut`,`Fin`) VALUES (106,'Sorbus torminalis','Alisier torminal',99,3,NULL,NULL,1,1,'2020-01-01','2020-12-31');</text:p>
      <text:p text:style-name="P182">INSERT INTO `pointsinteret` (`PointInteretID`,`NomScientifique`,`Nom`,`FamilleID`,`ParcoursID`,`Longitude`,`Latitude`,`CategorieID`,`Accessibilite`,`Debut`,`Fin`) VALUES (107,'Quercus x rosacea (Q.petraea x Q.robur)','Chêne hybride',3,3,NULL,NULL,1,1,'2020-01-01','2020-12-31');</text:p>
      <text:p text:style-name="P183">INSERT INTO `pointsinteret` (`PointInteretID`,`NomScientifique`,`Nom`,`FamilleID`,`ParcoursID`,`Longitude`,`Latitude`,`CategorieID`,`Accessibilite`,`Debut`,`Fin`) VALUES (108,'Ulmus x hollandica cv. Klemmer','Orme doré',99,3,NULL,NULL,1,1,'2020-01-01','2020-12-31');</text:p>
      <text:p text:style-name="P184">INSERT INTO `pointsinteret` (`PointInteretID`,`NomScientifique`,`Nom`,`FamilleID`,`ParcoursID`,`Longitude`,`Latitude`,`CategorieID`,`Accessibilite`,`Debut`,`Fin`) VALUES (109,'Salix alba','Saule blanc',1,3,NULL,NULL,1,1,'2020-01-01','2020-12-31');</text:p>
      <text:p text:style-name="P185">INSERT INTO `pointsinteret` (`PointInteretID`,`NomScientifique`,`Nom`,`FamilleID`,`ParcoursID`,`Longitude`,`Latitude`,`CategorieID`,`Accessibilite`,`Debut`,`Fin`) VALUES (110,'Alnus x spaethii (japonica x subcordata)','Aulne de Spaeth',99,3,NULL,NULL,1,1,'2020-01-01','2020-12-31');</text:p>
      <text:p text:style-name="P186">INSERT INTO `pointsinteret` (`PointInteretID`,`NomScientifique`,`Nom`,`FamilleID`,`ParcoursID`,`Longitude`,`Latitude`,`CategorieID`,`Accessibilite`,`Debut`,`Fin`) VALUES (111,'Cormus alba cv. Sibirica','Cornouiller blanc',99,3,NULL,NULL,1,1,'2020-01-01','2020-12-31');</text:p>
      <text:soft-page-break/>
      <text:p text:style-name="P187">INSERT INTO `pointsinteret` (`PointInteretID`,`NomScientifique`,`Nom`,`FamilleID`,`ParcoursID`,`Longitude`,`Latitude`,`CategorieID`,`Accessibilite`,`Debut`,`Fin`) VALUES (112,'Quercus alba','Chêne blanc',3,3,NULL,NULL,1,1,'2020-01-01','2020-12-31');</text:p>
      <text:p text:style-name="P188">INSERT INTO `pointsinteret` (`PointInteretID`,`NomScientifique`,`Nom`,`FamilleID`,`ParcoursID`,`Longitude`,`Latitude`,`CategorieID`,`Accessibilite`,`Debut`,`Fin`) VALUES (113,'Quercus palustris','Chêne des marais',3,3,NULL,NULL,1,1,'2020-01-01','2020-12-31');</text:p>
      <text:p text:style-name="P189">INSERT INTO `pointsinteret` (`PointInteretID`,`NomScientifique`,`Nom`,`FamilleID`,`ParcoursID`,`Longitude`,`Latitude`,`CategorieID`,`Accessibilite`,`Debut`,`Fin`) VALUES (114,'Acer opalus','Érable à feuilles d\'obier',2,3,NULL,NULL,1,1,'2020-01-01','2020-12-31');</text:p>
      <text:p text:style-name="P190">INSERT INTO `pointsinteret` (`PointInteretID`,`NomScientifique`,`Nom`,`FamilleID`,`ParcoursID`,`Longitude`,`Latitude`,`CategorieID`,`Accessibilite`,`Debut`,`Fin`) VALUES (115,'Thuja plicata','Thuya géant',99,3,NULL,NULL,1,1,'2020-01-01','2020-12-31');</text:p>
      <text:p text:style-name="P191">INSERT INTO `pointsinteret` (`PointInteretID`,`NomScientifique`,`Nom`,`FamilleID`,`ParcoursID`,`Longitude`,`Latitude`,`CategorieID`,`Accessibilite`,`Debut`,`Fin`) VALUES (116,'Larix Kaempferi','Mélèze du Japon',99,3,NULL,NULL,1,1,'2020-01-01','2020-12-31');</text:p>
      <text:p text:style-name="P192">INSERT INTO `pointsinteret` (`PointInteretID`,`NomScientifique`,`Nom`,`FamilleID`,`ParcoursID`,`Longitude`,`Latitude`,`CategorieID`,`Accessibilite`,`Debut`,`Fin`) VALUES (117,'Quercus robur','Chêne pédonculé',3,3,NULL,NULL,1,1,'2020-01-01','2020-12-31');</text:p>
      <text:p text:style-name="P193">INSERT INTO `pointsinteret` (`PointInteretID`,`NomScientifique`,`Nom`,`FamilleID`,`ParcoursID`,`Longitude`,`Latitude`,`CategorieID`,`Accessibilite`,`Debut`,`Fin`) VALUES (118,'Castanea sativa','Châtaignier commun',99,3,NULL,NULL,1,1,'2020-01-01','2020-12-31');</text:p>
      <text:p text:style-name="P194">INSERT INTO `pointsinteret` (`PointInteretID`,`NomScientifique`,`Nom`,`FamilleID`,`ParcoursID`,`Longitude`,`Latitude`,`CategorieID`,`Accessibilite`,`Debut`,`Fin`) VALUES (119,'Robinia pseudoacacia','Robinier faux-acacia',99,3,NULL,NULL,1,1,'2020-01-01','2020-12-31');</text:p>
      <text:p text:style-name="P195">INSERT INTO `pointsinteret` (`PointInteretID`,`NomScientifique`,`Nom`,`FamilleID`,`ParcoursID`,`Longitude`,`Latitude`,`CategorieID`,`Accessibilite`,`Debut`,`Fin`) VALUES (120,'Salix vinimalis','Saule des vanniers',1,3,NULL,NULL,1,1,'2020-01-01','2020-12-31');</text:p>
      <text:p text:style-name="P196">INSERT INTO `pointsinteret` (`PointInteretID`,`NomScientifique`,`Nom`,`FamilleID`,`ParcoursID`,`Longitude`,`Latitude`,`CategorieID`,`Accessibilite`,`Debut`,`Fin`) VALUES (121,'Alnus cordata','Aulne de Corse',99,3,NULL,NULL,1,1,'2020-01-01','2020-12-31');</text:p>
      <text:p text:style-name="P197">INSERT INTO `pointsinteret` (`PointInteretID`,`NomScientifique`,`Nom`,`FamilleID`,`ParcoursID`,`Longitude`,`Latitude`,`CategorieI<text:soft-page-break/>D`,`Accessibilite`,`Debut`,`Fin`) VALUES (122,'Salix alba','Saule blanc',1,3,NULL,NULL,1,1,'2020-01-01','2020-12-31');</text:p>
      <text:p text:style-name="P198">INSERT INTO `pointsinteret` (`PointInteretID`,`NomScientifique`,`Nom`,`FamilleID`,`ParcoursID`,`Longitude`,`Latitude`,`CategorieID`,`Accessibilite`,`Debut`,`Fin`) VALUES (123,'Acer saccharinum','Érable argenté',2,3,NULL,NULL,1,1,'2020-01-01','2020-12-31');</text:p>
      <text:p text:style-name="P199">INSERT INTO `pointsinteret` (`PointInteretID`,`NomScientifique`,`Nom`,`FamilleID`,`ParcoursID`,`Longitude`,`Latitude`,`CategorieID`,`Accessibilite`,`Debut`,`Fin`) VALUES (124,'Ulmus carpinifolia','Orme champêtre',99,3,NULL,NULL,1,1,'2020-01-01','2020-12-31');</text:p>
      <text:p text:style-name="P200">INSERT INTO `pointsinteret` (`PointInteretID`,`NomScientifique`,`Nom`,`FamilleID`,`ParcoursID`,`Longitude`,`Latitude`,`CategorieID`,`Accessibilite`,`Debut`,`Fin`) VALUES (125,'Acer pseudoplatanus',NULL,2,4,NULL,NULL,1,1,'2020-01-01','2020-12-31');</text:p>
      <text:p text:style-name="P201">INSERT INTO `pointsinteret` (`PointInteretID`,`NomScientifique`,`Nom`,`FamilleID`,`ParcoursID`,`Longitude`,`Latitude`,`CategorieID`,`Accessibilite`,`Debut`,`Fin`) VALUES (126,'Gleditsia triacanthos cv. Elegantissima',NULL,99,4,NULL,NULL,1,1,'2020-01-01','2020-12-31');</text:p>
      <text:p text:style-name="P202">INSERT INTO `pointsinteret` (`PointInteretID`,`NomScientifique`,`Nom`,`FamilleID`,`ParcoursID`,`Longitude`,`Latitude`,`CategorieID`,`Accessibilite`,`Debut`,`Fin`) VALUES (127,'Aesculus parviflora',NULL,99,4,NULL,NULL,1,1,'2020-01-01','2020-12-31');</text:p>
      <text:p text:style-name="P203">INSERT INTO `pointsinteret` (`PointInteretID`,`NomScientifique`,`Nom`,`FamilleID`,`ParcoursID`,`Longitude`,`Latitude`,`CategorieID`,`Accessibilite`,`Debut`,`Fin`) VALUES (128,'Sequoiadendron giganteum cv. pygmaeum',NULL,99,4,NULL,NULL,1,1,'2020-01-01','2020-12-31');</text:p>
      <text:p text:style-name="P204">INSERT INTO `pointsinteret` (`PointInteretID`,`NomScientifique`,`Nom`,`FamilleID`,`ParcoursID`,`Longitude`,`Latitude`,`CategorieID`,`Accessibilite`,`Debut`,`Fin`) VALUES (129,'Carpinus betulus','Charme commun',99,4,NULL,NULL,1,1,'2020-01-01','2020-12-31');</text:p>
      <text:p text:style-name="P205">INSERT INTO `pointsinteret` (`PointInteretID`,`NomScientifique`,`Nom`,`FamilleID`,`ParcoursID`,`Longitude`,`Latitude`,`CategorieID`,`Accessibilite`,`Debut`,`Fin`) VALUES (130,'Pseudotsuga menziesii <text:s/>Var. menziesii Franco',NULL,99,4,NULL,NULL,1,1,'2020-01-01','2020-12-31');</text:p>
      <text:p text:style-name="P206">INSERT INTO `pointsinteret` (`PointInteretID`,`NomScientifique`,`Nom`,`FamilleID`,`ParcoursID`,`Longitude`,`Latitude`,`CategorieID`,`Accessibilite`,`Debut`,`Fin`) VALUES (131,'Lindera benzoin',NULL,99,4,NULL,NULL,1,1,'2020-01-01','2020-12-31');</text:p>
      <text:p text:style-name="P207">INSERT INTO `pointsinteret` (`PointInteretID`,`NomScientifique`,`Nom`,`FamilleID`,`ParcoursID`,`Longitude`,`Latitude`,`CategorieID`,`Accessibilite`,`Debut`,`Fin`) VALUES (132,'Salix alba','Saule blanc',1,4,NULL,NULL,1,1,'2020-01-01','2020-12-31');</text:p>
      <text:soft-page-break/>
      <text:p text:style-name="P208">INSERT INTO `pointsinteret` (`PointInteretID`,`NomScientifique`,`Nom`,`FamilleID`,`ParcoursID`,`Longitude`,`Latitude`,`CategorieID`,`Accessibilite`,`Debut`,`Fin`) VALUES (133,'Metasequoia glyptostroboides',NULL,99,4,NULL,NULL,1,1,'2020-01-01','2020-12-31');</text:p>
      <text:p text:style-name="P209">INSERT INTO `pointsinteret` (`PointInteretID`,`NomScientifique`,`Nom`,`FamilleID`,`ParcoursID`,`Longitude`,`Latitude`,`CategorieID`,`Accessibilite`,`Debut`,`Fin`) VALUES (134,'Pinus nigra ssp. Laricio Poiret',NULL,99,4,NULL,NULL,1,1,'2020-01-01','2020-12-31');</text:p>
      <text:p text:style-name="P210">INSERT INTO `pointsinteret` (`PointInteretID`,`NomScientifique`,`Nom`,`FamilleID`,`ParcoursID`,`Longitude`,`Latitude`,`CategorieID`,`Accessibilite`,`Debut`,`Fin`) VALUES (135,'Taxus baccata',NULL,99,4,NULL,NULL,1,1,'2020-01-01','2020-12-31');</text:p>
      <text:p text:style-name="P211">INSERT INTO `pointsinteret` (`PointInteretID`,`NomScientifique`,`Nom`,`FamilleID`,`ParcoursID`,`Longitude`,`Latitude`,`CategorieID`,`Accessibilite`,`Debut`,`Fin`) VALUES (136,'Abies grandis',NULL,99,4,NULL,NULL,1,1,'2020-01-01','2020-12-31');</text:p>
      <text:p text:style-name="P212">INSERT INTO `pointsinteret` (`PointInteretID`,`NomScientifique`,`Nom`,`FamilleID`,`ParcoursID`,`Longitude`,`Latitude`,`CategorieID`,`Accessibilite`,`Debut`,`Fin`) VALUES (137,'Nyssa sylvatica',NULL,99,4,NULL,NULL,1,1,'2020-01-01','2020-12-31');</text:p>
      <text:p text:style-name="P213">INSERT INTO `pointsinteret` (`PointInteretID`,`NomScientifique`,`Nom`,`FamilleID`,`ParcoursID`,`Longitude`,`Latitude`,`CategorieID`,`Accessibilite`,`Debut`,`Fin`) VALUES (138,'Acer negundo',NULL,2,4,NULL,NULL,1,1,'2020-01-01','2020-12-31');</text:p>
      <text:p text:style-name="P214">INSERT INTO `pointsinteret` (`PointInteretID`,`NomScientifique`,`Nom`,`FamilleID`,`ParcoursID`,`Longitude`,`Latitude`,`CategorieID`,`Accessibilite`,`Debut`,`Fin`) VALUES (139,'Quercus robur','Chêne pédonculé',3,4,NULL,NULL,1,1,'2020-01-01','2020-12-31');</text:p>
      <text:p text:style-name="P215">INSERT INTO `pointsinteret` (`PointInteretID`,`NomScientifique`,`Nom`,`FamilleID`,`ParcoursID`,`Longitude`,`Latitude`,`CategorieID`,`Accessibilite`,`Debut`,`Fin`) VALUES (140,'Cedrus libani',NULL,99,4,NULL,NULL,1,1,'2020-01-01','2020-12-31');</text:p>
      <text:p text:style-name="P216">INSERT INTO `pointsinteret` (`PointInteretID`,`NomScientifique`,`Nom`,`FamilleID`,`ParcoursID`,`Longitude`,`Latitude`,`CategorieID`,`Accessibilite`,`Debut`,`Fin`) VALUES (141,'Acer pseudoplatanus cv. Leopoldii',NULL,2,4,NULL,NULL,1,1,'2020-01-01','2020-12-31');</text:p>
      <text:p text:style-name="P217">INSERT INTO `pointsinteret` (`PointInteretID`,`NomScientifique`,`Nom`,`FamilleID`,`ParcoursID`,`Longitude`,`Latitude`,`CategorieID`,`Accessibilite`,`Debut`,`Fin`) VALUES (142,'Fraxinus longicuspis',NULL,99,4,NULL,NULL,1,1,'2020-01-01','2020-12-31');</text:p>
      <text:p text:style-name="P218">INSERT INTO `pointsinteret` (`PointInteretID`,`NomScientifique`,`Nom`,`FamilleID`,`ParcoursID`,`Longitude`,`Latitude`,`CategorieI<text:soft-page-break/>D`,`Accessibilite`,`Debut`,`Fin`) VALUES (143,'Sorbus aria',NULL,99,4,NULL,NULL,1,1,'2020-01-01','2020-12-31');</text:p>
      <text:p text:style-name="P219">INSERT INTO `pointsinteret` (`PointInteretID`,`NomScientifique`,`Nom`,`FamilleID`,`ParcoursID`,`Longitude`,`Latitude`,`CategorieID`,`Accessibilite`,`Debut`,`Fin`) VALUES (144,'Sorbus aria',NULL,99,4,NULL,NULL,1,1,'2020-01-01','2020-12-31');</text:p>
      <text:p text:style-name="P220">INSERT INTO `pointsinteret` (`PointInteretID`,`NomScientifique`,`Nom`,`FamilleID`,`ParcoursID`,`Longitude`,`Latitude`,`CategorieID`,`Accessibilite`,`Debut`,`Fin`) VALUES (145,'Populus x interamericana UNAL',NULL,99,4,NULL,NULL,1,1,'2020-01-01','2020-12-31');</text:p>
      <text:p text:style-name="P221">INSERT INTO `pointsinteret` (`PointInteretID`,`NomScientifique`,`Nom`,`FamilleID`,`ParcoursID`,`Longitude`,`Latitude`,`CategorieID`,`Accessibilite`,`Debut`,`Fin`) VALUES (146,'Liquidambar styraciflua','Copalme d\'Amérique',99,4,NULL,NULL,1,1,'2020-01-01','2020-12-31');</text:p>
      <text:p text:style-name="P222">INSERT INTO `pointsinteret` (`PointInteretID`,`NomScientifique`,`Nom`,`FamilleID`,`ParcoursID`,`Longitude`,`Latitude`,`CategorieID`,`Accessibilite`,`Debut`,`Fin`) VALUES (147,'Aesculus turbinata',NULL,99,4,NULL,NULL,1,1,'2020-01-01','2020-12-31');</text:p>
      <text:p text:style-name="P223">INSERT INTO `pointsinteret` (`PointInteretID`,`NomScientifique`,`Nom`,`FamilleID`,`ParcoursID`,`Longitude`,`Latitude`,`CategorieID`,`Accessibilite`,`Debut`,`Fin`) VALUES (148,'Betula pendula','Bouleau verruqueux',99,4,NULL,NULL,1,1,'2020-01-01','2020-12-31');</text:p>
      <text:p text:style-name="P224">INSERT INTO `pointsinteret` (`PointInteretID`,`NomScientifique`,`Nom`,`FamilleID`,`ParcoursID`,`Longitude`,`Latitude`,`CategorieID`,`Accessibilite`,`Debut`,`Fin`) VALUES (149,'Betula pendula','Bouleau verruqueux',99,4,NULL,NULL,1,1,'2020-01-01','2020-12-31');</text:p>
      <text:p text:style-name="P225">INSERT INTO `pointsinteret` (`PointInteretID`,`NomScientifique`,`Nom`,`FamilleID`,`ParcoursID`,`Longitude`,`Latitude`,`CategorieID`,`Accessibilite`,`Debut`,`Fin`) VALUES (150,'Betula pendula','Bouleau verruqueux',99,4,NULL,NULL,1,1,'2020-01-01','2020-12-31');</text:p>
      <text:p text:style-name="P226">INSERT INTO `pointsinteret` (`PointInteretID`,`NomScientifique`,`Nom`,`FamilleID`,`ParcoursID`,`Longitude`,`Latitude`,`CategorieID`,`Accessibilite`,`Debut`,`Fin`) VALUES (151,'Betula pendula','Bouleau verruqueux',99,4,NULL,NULL,1,1,'2020-01-01','2020-12-31');</text:p>
      <text:p text:style-name="P227">INSERT INTO `pointsinteret` (`PointInteretID`,`NomScientifique`,`Nom`,`FamilleID`,`ParcoursID`,`Longitude`,`Latitude`,`CategorieID`,`Accessibilite`,`Debut`,`Fin`) VALUES (152,'Salix alba cv. tristis',NULL,1,4,NULL,NULL,1,1,'2020-01-01','2020-12-31');</text:p>
      <text:p text:style-name="P228">INSERT INTO `pointsinteret` (`PointInteretID`,`NomScientifique`,`Nom`,`FamilleID`,`ParcoursID`,`Longitude`,`Latitude`,`CategorieID`,`Accessibilite`,`Debut`,`Fin`) VALUES (153,'Corylus maxima cv. purpurea',NULL,99,4,NULL,NULL,1,1,'2020-01-01','2020-12-31');</text:p>
      <text:soft-page-break/>
      <text:p text:style-name="P229">INSERT INTO `pointsinteret` (`PointInteretID`,`NomScientifique`,`Nom`,`FamilleID`,`ParcoursID`,`Longitude`,`Latitude`,`CategorieID`,`Accessibilite`,`Debut`,`Fin`) VALUES (154,'Quercus cerris',NULL,3,4,NULL,NULL,1,1,'2020-01-01','2020-12-31');</text:p>
      <text:p text:style-name="P230">INSERT INTO `pointsinteret` (`PointInteretID`,`NomScientifique`,`Nom`,`FamilleID`,`ParcoursID`,`Longitude`,`Latitude`,`CategorieID`,`Accessibilite`,`Debut`,`Fin`) VALUES (155,'Ginkgo biloba',NULL,99,5,NULL,NULL,1,1,'2020-01-01','2020-12-31');</text:p>
      <text:p text:style-name="P231">INSERT INTO `pointsinteret` (`PointInteretID`,`NomScientifique`,`Nom`,`FamilleID`,`ParcoursID`,`Longitude`,`Latitude`,`CategorieID`,`Accessibilite`,`Debut`,`Fin`) VALUES (156,'Aesculus x carnea',NULL,99,5,NULL,NULL,1,1,'2020-01-01','2020-12-31');</text:p>
      <text:p text:style-name="P232">INSERT INTO `pointsinteret` (`PointInteretID`,`NomScientifique`,`Nom`,`FamilleID`,`ParcoursID`,`Longitude`,`Latitude`,`CategorieID`,`Accessibilite`,`Debut`,`Fin`) VALUES (157,'Ulmus minor',NULL,99,5,NULL,NULL,1,1,'2020-01-01','2020-12-31');</text:p>
      <text:p text:style-name="P233">INSERT INTO `pointsinteret` (`PointInteretID`,`NomScientifique`,`Nom`,`FamilleID`,`ParcoursID`,`Longitude`,`Latitude`,`CategorieID`,`Accessibilite`,`Debut`,`Fin`) VALUES (158,'Sequoiadendron giganteum',NULL,99,5,NULL,NULL,1,1,'2020-01-01','2020-12-31');</text:p>
      <text:p text:style-name="P234">INSERT INTO `pointsinteret` (`PointInteretID`,`NomScientifique`,`Nom`,`FamilleID`,`ParcoursID`,`Longitude`,`Latitude`,`CategorieID`,`Accessibilite`,`Debut`,`Fin`) VALUES (159,'Quercus dentata cv. yunnanensis',NULL,3,5,NULL,NULL,1,1,'2020-01-01','2020-12-31');</text:p>
      <text:p text:style-name="Normal"><text:span text:style-name="T235">INSERT INTO `pointsinteret` (`PointInteretID`,`NomScientifique`,`Nom`,`FamilleID`,`ParcoursID`,`Longitude`,`Latitude`,`CategorieID`,`Accessibilite`,`Debut`,`Fin`) VALUES (160,'Robinia pseudoacacia','Robinier faux-acacia',99,5,NULL,NULL,1,1,'2020-01-01','2020-12-31')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ASTCHENKO Cyril</meta:initial-creator>
    <dc:creator>WASTCHENKO Cyril</dc:creator>
    <meta:creation-date>2020-04-22T07:37:00Z</meta:creation-date>
    <dc:date>2020-04-22T07:40:00Z</dc:date>
    <meta:template xlink:href="Normal" xlink:type="simple"/>
    <meta:editing-cycles>1</meta:editing-cycles>
    <meta:editing-duration>PT0S</meta:editing-duration>
    <meta:document-statistic meta:page-count="18" meta:paragraph-count="87" meta:word-count="6543" meta:character-count="43753" meta:row-count="310" meta:non-whitespace-character-count="37297"/>
  </office:meta>
</office:document-meta>
</file>